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6472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492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ffffff" fo:border="0.74pt solid #000000"/>
      <style:text-properties fo:color="#999999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21" style:family="table-cell" style:parent-style-name="Default" style:data-style-name="N138">
      <style:table-cell-properties fo:background-color="#ffffff" fo:border="0.74pt solid #000000"/>
      <style:text-properties fo:color="#999999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22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45" style:family="table-cell" style:parent-style-name="Default" style:data-style-name="N136">
      <style:table-cell-properties fo:background-color="#ffffff" fo:border="0.74pt solid #000000"/>
      <style:text-properties fo:color="#999999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54" style:family="table-cell" style:parent-style-name="Default" style:data-style-name="N133">
      <style:table-cell-properties fo:background-color="#ffffff" fo:border="0.74pt solid #000000"/>
      <style:text-properties fo:color="#999999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49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75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65" table:default-cell-style-name="Default"/>
        <table:table-row table:style-name="ro1">
          <table:table-cell/>
          <table:table-cell table:style-name="ce13" table:number-columns-repeated="11"/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4" table:number-columns-repeated="16362"/>
        </table:table-row>
        <table:table-row table:style-name="ro1">
          <table:table-cell/>
          <table:table-cell table:style-name="ce13" table:number-columns-repeated="11"/>
          <table:table-cell table:style-name="ce13" table:formula="of:=-(2+(1/12))" office:value-type="float" office:value="-2.08333333333333" calcext:value-type="float">
            <text:p>-2.08333333333333</text:p>
          </table:table-cell>
          <table:table-cell table:style-name="ce13"/>
          <table:table-cell table:style-name="ce13" office:value-type="float" office:value="-3" calcext:value-type="float">
            <text:p>-3</text:p>
          </table:table-cell>
          <table:table-cell table:style-name="ce13" table:number-columns-repeated="7"/>
          <table:table-cell table:style-name="ce4" table:number-columns-repeated="16362"/>
        </table:table-row>
        <table:table-row table:style-name="ro2">
          <table:table-cell table:style-name="ce5"/>
          <table:table-cell table:style-name="ce15" table:number-columns-repeated="2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22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22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49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75"/>
          <table:table-cell table:style-name="ce75" office:value-type="string" calcext:value-type="string">
            <text:p>Absolute Robot Orientation Angle</text:p>
          </table:table-cell>
          <table:table-cell table:style-name="ce75" table:number-columns-repeated="2"/>
          <table:table-cell table:style-name="ce15" table:number-columns-repeated="2"/>
          <table:table-cell table:style-name="ce5" table:number-columns-repeated="12"/>
          <table:table-cell table:number-columns-repeated="16348"/>
        </table:table-row>
        <table:table-row table:style-name="ro3">
          <table:table-cell table:style-name="ce12"/>
          <table:table-cell table:style-name="ce17" table:number-columns-repeated="2"/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49" office:value-type="string" calcext:value-type="string">
            <text:p>distance in front of FT</text:p>
          </table:table-cell>
          <table:table-cell table:style-name="ce49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2"/>
          <table:table-cell table:style-name="ce12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5]/12" office:value-type="float" office:value="13.3658333333333" calcext:value-type="float">
            <text:p>13.36583</text:p>
          </table:table-cell>
          <table:table-cell table:style-name="ce45" table:formula="of:=[.E5]/12" office:value-type="float" office:value="15.5691666666667" calcext:value-type="float">
            <text:p>15.56917</text:p>
          </table:table-cell>
          <table:table-cell table:style-name="ce45" table:formula="of:=[.F5]/360*PI()*2" office:value-type="float" office:value="2.35619449019235" calcext:value-type="float">
            <text:p>2.35619</text:p>
          </table:table-cell>
          <table:table-cell table:style-name="ce45" table:formula="of:=IF([.I5]&lt;PI()/2;[.I5]+PI();[.I5]-PI())" office:value-type="float" office:value="-0.785398163397443" calcext:value-type="float">
            <text:p>-0.78540</text:p>
          </table:table-cell>
          <table:table-cell table:style-name="ce45" table:formula="of:=[.J5]+PI()/2" office:value-type="float" office:value="0.785398163397454" calcext:value-type="float">
            <text:p>0.78540</text:p>
          </table:table-cell>
          <table:table-cell table:style-name="ce54" table:formula="of:=COS([.J5])" office:value-type="float" office:value="0.707106781186551" calcext:value-type="float">
            <text:p>0.70710678</text:p>
          </table:table-cell>
          <table:table-cell table:style-name="ce54" table:formula="of:=SIN([.J5])" office:value-type="float" office:value="-0.707106781186544" calcext:value-type="float">
            <text:p>-0.70710678</text:p>
          </table:table-cell>
          <table:table-cell table:style-name="ce54" table:formula="of:=COS([.K5])" office:value-type="float" office:value="0.707106781186544" calcext:value-type="float">
            <text:p>0.70710678</text:p>
          </table:table-cell>
          <table:table-cell table:style-name="ce54" table:formula="of:=SIN([.K5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5]+[.P5]*[.L5]+[.Q5]*[.N5]" office:value-type="float" office:value="11.8926942058613" calcext:value-type="float">
            <text:p>11.8927</text:p>
          </table:table-cell>
          <table:table-cell table:style-name="ce63" table:formula="of:=[.H5]+[.P5]*[.M5]+[.Q5]*[.O5]" office:value-type="float" office:value="17.0423057941387" calcext:value-type="float">
            <text:p>17.0423</text:p>
          </table:table-cell>
          <table:table-cell table:style-name="ce63" table:formula="of:=[.J5]*180/PI()" office:value-type="float" office:value="-44.9999999999997" calcext:value-type="float">
            <text:p>-45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6]/12" office:value-type="float" office:value="13.3658333333333" calcext:value-type="float">
            <text:p>13.36583</text:p>
          </table:table-cell>
          <table:table-cell table:style-name="ce45" table:formula="of:=[.E6]/12" office:value-type="float" office:value="15.5691666666667" calcext:value-type="float">
            <text:p>15.56917</text:p>
          </table:table-cell>
          <table:table-cell table:style-name="ce45" table:formula="of:=[.F6]/360*PI()*2" office:value-type="float" office:value="2.35619449019235" calcext:value-type="float">
            <text:p>2.35619</text:p>
          </table:table-cell>
          <table:table-cell table:style-name="ce45" table:formula="of:=IF([.I6]&lt;PI()/2;[.I6]+PI();[.I6]-PI())" office:value-type="float" office:value="-0.785398163397443" calcext:value-type="float">
            <text:p>-0.78540</text:p>
          </table:table-cell>
          <table:table-cell table:style-name="ce45" table:formula="of:=[.J6]+PI()/2" office:value-type="float" office:value="0.785398163397454" calcext:value-type="float">
            <text:p>0.78540</text:p>
          </table:table-cell>
          <table:table-cell table:style-name="ce54" table:formula="of:=COS([.J6])" office:value-type="float" office:value="0.707106781186551" calcext:value-type="float">
            <text:p>0.70710678</text:p>
          </table:table-cell>
          <table:table-cell table:style-name="ce54" table:formula="of:=SIN([.J6])" office:value-type="float" office:value="-0.707106781186544" calcext:value-type="float">
            <text:p>-0.70710678</text:p>
          </table:table-cell>
          <table:table-cell table:style-name="ce54" table:formula="of:=COS([.K6])" office:value-type="float" office:value="0.707106781186544" calcext:value-type="float">
            <text:p>0.70710678</text:p>
          </table:table-cell>
          <table:table-cell table:style-name="ce54" table:formula="of:=SIN([.K6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6]+[.P6]*[.L6]+[.Q6]*[.N6]" office:value-type="float" office:value="12.2739426120511" calcext:value-type="float">
            <text:p>12.2739</text:p>
          </table:table-cell>
          <table:table-cell table:style-name="ce63" table:formula="of:=[.H6]+[.P6]*[.M6]+[.Q6]*[.O6]" office:value-type="float" office:value="17.4235542003284" calcext:value-type="float">
            <text:p>17.4236</text:p>
          </table:table-cell>
          <table:table-cell table:style-name="ce63" table:formula="of:=[.J6]*180/PI()" office:value-type="float" office:value="-44.9999999999997" calcext:value-type="float">
            <text:p>-45.0000</text:p>
          </table:table-cell>
          <table:table-cell table:style-name="ce63" table:formula="of:=[.R6]*12" office:value-type="float" office:value="147.287311344613" calcext:value-type="float">
            <text:p>147.2873</text:p>
          </table:table-cell>
          <table:table-cell table:style-name="ce63" table:formula="of:=[.S6]*12" office:value-type="float" office:value="209.082650403941" calcext:value-type="float">
            <text:p>209.0827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7]/12" office:value-type="float" office:value="13.3658333333333" calcext:value-type="float">
            <text:p>13.36583</text:p>
          </table:table-cell>
          <table:table-cell table:style-name="ce45" table:formula="of:=[.E7]/12" office:value-type="float" office:value="15.5691666666667" calcext:value-type="float">
            <text:p>15.56917</text:p>
          </table:table-cell>
          <table:table-cell table:style-name="ce45" table:formula="of:=[.F7]/360*PI()*2" office:value-type="float" office:value="2.35619449019235" calcext:value-type="float">
            <text:p>2.35619</text:p>
          </table:table-cell>
          <table:table-cell table:style-name="ce45" table:formula="of:=IF([.I7]&lt;PI()/2;[.I7]+PI();[.I7]-PI())" office:value-type="float" office:value="-0.785398163397443" calcext:value-type="float">
            <text:p>-0.78540</text:p>
          </table:table-cell>
          <table:table-cell table:style-name="ce45" table:formula="of:=[.J7]+PI()/2" office:value-type="float" office:value="0.785398163397454" calcext:value-type="float">
            <text:p>0.78540</text:p>
          </table:table-cell>
          <table:table-cell table:style-name="ce54" table:formula="of:=COS([.J7])" office:value-type="float" office:value="0.707106781186551" calcext:value-type="float">
            <text:p>0.70710678</text:p>
          </table:table-cell>
          <table:table-cell table:style-name="ce54" table:formula="of:=SIN([.J7])" office:value-type="float" office:value="-0.707106781186544" calcext:value-type="float">
            <text:p>-0.70710678</text:p>
          </table:table-cell>
          <table:table-cell table:style-name="ce54" table:formula="of:=COS([.K7])" office:value-type="float" office:value="0.707106781186544" calcext:value-type="float">
            <text:p>0.70710678</text:p>
          </table:table-cell>
          <table:table-cell table:style-name="ce54" table:formula="of:=SIN([.K7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7]+[.P7]*[.L7]+[.Q7]*[.N7]" office:value-type="float" office:value="11.5114457996716" calcext:value-type="float">
            <text:p>11.5114</text:p>
          </table:table-cell>
          <table:table-cell table:style-name="ce63" table:formula="of:=[.H7]+[.P7]*[.M7]+[.Q7]*[.O7]" office:value-type="float" office:value="16.6610573879489" calcext:value-type="float">
            <text:p>16.6611</text:p>
          </table:table-cell>
          <table:table-cell table:style-name="ce63" table:formula="of:=[.J7]*180/PI()" office:value-type="float" office:value="-44.9999999999997" calcext:value-type="float">
            <text:p>-45.0000</text:p>
          </table:table-cell>
          <table:table-cell table:style-name="ce63" table:formula="of:=[.R7]*12" office:value-type="float" office:value="138.137349596059" calcext:value-type="float">
            <text:p>138.1373</text:p>
          </table:table-cell>
          <table:table-cell table:style-name="ce63" table:formula="of:=[.S7]*12" office:value-type="float" office:value="199.932688655387" calcext:value-type="float">
            <text:p>199.9327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8]/12" office:value-type="float" office:value="16.0916666666667" calcext:value-type="float">
            <text:p>16.09167</text:p>
          </table:table-cell>
          <table:table-cell table:style-name="ce45" table:formula="of:=[.E8]/12" office:value-type="float" office:value="15.5691666666667" calcext:value-type="float">
            <text:p>15.56917</text:p>
          </table:table-cell>
          <table:table-cell table:style-name="ce45" table:formula="of:=[.F8]/360*PI()*2" office:value-type="float" office:value="1.0471975511966" calcext:value-type="float">
            <text:p>1.04720</text:p>
          </table:table-cell>
          <table:table-cell table:style-name="ce45" table:formula="of:=IF([.I8]&lt;PI()/2;[.I8]+PI();[.I8]-PI())" office:value-type="float" office:value="4.18879020478639" calcext:value-type="float">
            <text:p>4.18879</text:p>
          </table:table-cell>
          <table:table-cell table:style-name="ce45" table:formula="of:=[.J8]+PI()/2" office:value-type="float" office:value="5.75958653158129" calcext:value-type="float">
            <text:p>5.75959</text:p>
          </table:table-cell>
          <table:table-cell table:style-name="ce54" table:formula="of:=COS([.J8])" office:value-type="float" office:value="-0.499999999999998" calcext:value-type="float">
            <text:p>-0.50000000</text:p>
          </table:table-cell>
          <table:table-cell table:style-name="ce54" table:formula="of:=SIN([.J8])" office:value-type="float" office:value="-0.86602540378444" calcext:value-type="float">
            <text:p>-0.86602540</text:p>
          </table:table-cell>
          <table:table-cell table:style-name="ce54" table:formula="of:=COS([.K8])" office:value-type="float" office:value="0.86602540378444" calcext:value-type="float">
            <text:p>0.86602540</text:p>
          </table:table-cell>
          <table:table-cell table:style-name="ce54" table:formula="of:=SIN([.K8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8]+[.P8]*[.L8]+[.Q8]*[.N8]" office:value-type="float" office:value="17.1333333333334" calcext:value-type="float">
            <text:p>17.1333</text:p>
          </table:table-cell>
          <table:table-cell table:style-name="ce63" table:formula="of:=[.H8]+[.P8]*[.M8]+[.Q8]*[.O8]" office:value-type="float" office:value="17.3733862578843" calcext:value-type="float">
            <text:p>17.3734</text:p>
          </table:table-cell>
          <table:table-cell table:style-name="ce63" table:formula="of:=[.J8]*180/PI()" office:value-type="float" office:value="240" calcext:value-type="float">
            <text:p>24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9]/12" office:value-type="float" office:value="16.0916666666667" calcext:value-type="float">
            <text:p>16.09167</text:p>
          </table:table-cell>
          <table:table-cell table:style-name="ce45" table:formula="of:=[.E9]/12" office:value-type="float" office:value="15.5691666666667" calcext:value-type="float">
            <text:p>15.56917</text:p>
          </table:table-cell>
          <table:table-cell table:style-name="ce45" table:formula="of:=[.F9]/360*PI()*2" office:value-type="float" office:value="1.0471975511966" calcext:value-type="float">
            <text:p>1.04720</text:p>
          </table:table-cell>
          <table:table-cell table:style-name="ce45" table:formula="of:=IF([.I9]&lt;PI()/2;[.I9]+PI();[.I9]-PI())" office:value-type="float" office:value="4.18879020478639" calcext:value-type="float">
            <text:p>4.18879</text:p>
          </table:table-cell>
          <table:table-cell table:style-name="ce45" table:formula="of:=[.J9]+PI()/2" office:value-type="float" office:value="5.75958653158129" calcext:value-type="float">
            <text:p>5.75959</text:p>
          </table:table-cell>
          <table:table-cell table:style-name="ce54" table:formula="of:=COS([.J9])" office:value-type="float" office:value="-0.499999999999998" calcext:value-type="float">
            <text:p>-0.50000000</text:p>
          </table:table-cell>
          <table:table-cell table:style-name="ce54" table:formula="of:=SIN([.J9])" office:value-type="float" office:value="-0.86602540378444" calcext:value-type="float">
            <text:p>-0.86602540</text:p>
          </table:table-cell>
          <table:table-cell table:style-name="ce54" table:formula="of:=COS([.K9])" office:value-type="float" office:value="0.86602540378444" calcext:value-type="float">
            <text:p>0.86602540</text:p>
          </table:table-cell>
          <table:table-cell table:style-name="ce54" table:formula="of:=SIN([.K9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9]+[.P9]*[.L9]+[.Q9]*[.N9]" office:value-type="float" office:value="17.6002653635405" calcext:value-type="float">
            <text:p>17.6003</text:p>
          </table:table-cell>
          <table:table-cell table:style-name="ce63" table:formula="of:=[.H9]+[.P9]*[.M9]+[.Q9]*[.O9]" office:value-type="float" office:value="17.103802924551" calcext:value-type="float">
            <text:p>17.1038</text:p>
          </table:table-cell>
          <table:table-cell table:style-name="ce63" table:formula="of:=[.J9]*180/PI()" office:value-type="float" office:value="240" calcext:value-type="float">
            <text:p>240.0000</text:p>
          </table:table-cell>
          <table:table-cell table:style-name="ce63" table:formula="of:=[.R9]*12" office:value-type="float" office:value="211.203184362486" calcext:value-type="float">
            <text:p>211.2032</text:p>
          </table:table-cell>
          <table:table-cell table:style-name="ce63" table:formula="of:=[.S9]*12" office:value-type="float" office:value="205.245635094612" calcext:value-type="float">
            <text:p>205.2456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10]/12" office:value-type="float" office:value="16.0916666666667" calcext:value-type="float">
            <text:p>16.09167</text:p>
          </table:table-cell>
          <table:table-cell table:style-name="ce45" table:formula="of:=[.E10]/12" office:value-type="float" office:value="15.5691666666667" calcext:value-type="float">
            <text:p>15.56917</text:p>
          </table:table-cell>
          <table:table-cell table:style-name="ce45" table:formula="of:=[.F10]/360*PI()*2" office:value-type="float" office:value="1.0471975511966" calcext:value-type="float">
            <text:p>1.04720</text:p>
          </table:table-cell>
          <table:table-cell table:style-name="ce45" table:formula="of:=IF([.I10]&lt;PI()/2;[.I10]+PI();[.I10]-PI())" office:value-type="float" office:value="4.18879020478639" calcext:value-type="float">
            <text:p>4.18879</text:p>
          </table:table-cell>
          <table:table-cell table:style-name="ce45" table:formula="of:=[.J10]+PI()/2" office:value-type="float" office:value="5.75958653158129" calcext:value-type="float">
            <text:p>5.75959</text:p>
          </table:table-cell>
          <table:table-cell table:style-name="ce54" table:formula="of:=COS([.J10])" office:value-type="float" office:value="-0.499999999999998" calcext:value-type="float">
            <text:p>-0.50000000</text:p>
          </table:table-cell>
          <table:table-cell table:style-name="ce54" table:formula="of:=SIN([.J10])" office:value-type="float" office:value="-0.86602540378444" calcext:value-type="float">
            <text:p>-0.86602540</text:p>
          </table:table-cell>
          <table:table-cell table:style-name="ce54" table:formula="of:=COS([.K10])" office:value-type="float" office:value="0.86602540378444" calcext:value-type="float">
            <text:p>0.86602540</text:p>
          </table:table-cell>
          <table:table-cell table:style-name="ce54" table:formula="of:=SIN([.K10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0]+[.P10]*[.L10]+[.Q10]*[.N10]" office:value-type="float" office:value="16.6664013031263" calcext:value-type="float">
            <text:p>16.6664</text:p>
          </table:table-cell>
          <table:table-cell table:style-name="ce63" table:formula="of:=[.H10]+[.P10]*[.M10]+[.Q10]*[.O10]" office:value-type="float" office:value="17.6429695912176" calcext:value-type="float">
            <text:p>17.6430</text:p>
          </table:table-cell>
          <table:table-cell table:style-name="ce63" table:formula="of:=[.J10]*180/PI()" office:value-type="float" office:value="240" calcext:value-type="float">
            <text:p>240.0000</text:p>
          </table:table-cell>
          <table:table-cell table:style-name="ce63" table:formula="of:=[.R10]*12" office:value-type="float" office:value="199.996815637516" calcext:value-type="float">
            <text:p>199.9968</text:p>
          </table:table-cell>
          <table:table-cell table:style-name="ce63" table:formula="of:=[.S10]*12" office:value-type="float" office:value="211.715635094611" calcext:value-type="float">
            <text:p>211.7156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1]/12" office:value-type="float" office:value="17.4575" calcext:value-type="float">
            <text:p>17.45750</text:p>
          </table:table-cell>
          <table:table-cell table:style-name="ce45" table:formula="of:=[.E11]/12" office:value-type="float" office:value="13.2083333333333" calcext:value-type="float">
            <text:p>13.20833</text:p>
          </table:table-cell>
          <table:table-cell table:style-name="ce45" table:formula="of:=[.F11]/360*PI()*2" office:value-type="float" office:value="0" calcext:value-type="float">
            <text:p>0.00000</text:p>
          </table:table-cell>
          <table:table-cell table:style-name="ce45" table:formula="of:=IF([.I11]&lt;PI()/2;[.I11]+PI();[.I11]-PI())" office:value-type="float" office:value="3.14159265358979" calcext:value-type="float">
            <text:p>3.14159</text:p>
          </table:table-cell>
          <table:table-cell table:style-name="ce45" table:formula="of:=[.J11]+PI()/2" office:value-type="float" office:value="4.71238898038469" calcext:value-type="float">
            <text:p>4.71239</text:p>
          </table:table-cell>
          <table:table-cell table:style-name="ce54" table:formula="of:=COS([.J11])" office:value-type="float" office:value="-1" calcext:value-type="float">
            <text:p>-1.00000000</text:p>
          </table:table-cell>
          <table:table-cell table:style-name="ce54" table:formula="of:=SIN([.J11])" office:value-type="float" office:value="1.22464679914735E-016" calcext:value-type="float">
            <text:p>0.00000000</text:p>
          </table:table-cell>
          <table:table-cell table:style-name="ce54" table:formula="of:=COS([.K11])" office:value-type="float" office:value="-1.83697019872103E-016" calcext:value-type="float">
            <text:p>0.00000000</text:p>
          </table:table-cell>
          <table:table-cell table:style-name="ce54" table:formula="of:=SIN([.K11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1]+[.P11]*[.L11]+[.Q11]*[.N11]" office:value-type="float" office:value="19.5408333333333" calcext:value-type="float">
            <text:p>19.5408</text:p>
          </table:table-cell>
          <table:table-cell table:style-name="ce63" table:formula="of:=[.H11]+[.P11]*[.M11]+[.Q11]*[.O11]" office:value-type="float" office:value="13.2083333333333" calcext:value-type="float">
            <text:p>13.2083</text:p>
          </table:table-cell>
          <table:table-cell table:style-name="ce63" table:formula="of:=[.J11]*180/PI()" office:value-type="float" office:value="180" calcext:value-type="float">
            <text:p>18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2]/12" office:value-type="float" office:value="17.4575" calcext:value-type="float">
            <text:p>17.45750</text:p>
          </table:table-cell>
          <table:table-cell table:style-name="ce45" table:formula="of:=[.E12]/12" office:value-type="float" office:value="13.2083333333333" calcext:value-type="float">
            <text:p>13.20833</text:p>
          </table:table-cell>
          <table:table-cell table:style-name="ce45" table:formula="of:=[.F12]/360*PI()*2" office:value-type="float" office:value="0" calcext:value-type="float">
            <text:p>0.00000</text:p>
          </table:table-cell>
          <table:table-cell table:style-name="ce45" table:formula="of:=IF([.I12]&lt;PI()/2;[.I12]+PI();[.I12]-PI())" office:value-type="float" office:value="3.14159265358979" calcext:value-type="float">
            <text:p>3.14159</text:p>
          </table:table-cell>
          <table:table-cell table:style-name="ce45" table:formula="of:=[.J12]+PI()/2" office:value-type="float" office:value="4.71238898038469" calcext:value-type="float">
            <text:p>4.71239</text:p>
          </table:table-cell>
          <table:table-cell table:style-name="ce54" table:formula="of:=COS([.J12])" office:value-type="float" office:value="-1" calcext:value-type="float">
            <text:p>-1.00000000</text:p>
          </table:table-cell>
          <table:table-cell table:style-name="ce54" table:formula="of:=SIN([.J12])" office:value-type="float" office:value="1.22464679914735E-016" calcext:value-type="float">
            <text:p>0.00000000</text:p>
          </table:table-cell>
          <table:table-cell table:style-name="ce54" table:formula="of:=COS([.K12])" office:value-type="float" office:value="-1.83697019872103E-016" calcext:value-type="float">
            <text:p>0.00000000</text:p>
          </table:table-cell>
          <table:table-cell table:style-name="ce54" table:formula="of:=SIN([.K12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2]+[.P12]*[.L12]+[.Q12]*[.N12]" office:value-type="float" office:value="19.5408333333333" calcext:value-type="float">
            <text:p>19.5408</text:p>
          </table:table-cell>
          <table:table-cell table:style-name="ce63" table:formula="of:=[.H12]+[.P12]*[.M12]+[.Q12]*[.O12]" office:value-type="float" office:value="12.6691666666666" calcext:value-type="float">
            <text:p>12.6692</text:p>
          </table:table-cell>
          <table:table-cell table:style-name="ce63" table:formula="of:=[.J12]*180/PI()" office:value-type="float" office:value="180" calcext:value-type="float">
            <text:p>180.0000</text:p>
          </table:table-cell>
          <table:table-cell table:style-name="ce63" table:formula="of:=[.R12]*12" office:value-type="float" office:value="234.49" calcext:value-type="float">
            <text:p>234.4900</text:p>
          </table:table-cell>
          <table:table-cell table:style-name="ce63" table:formula="of:=[.S12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3]/12" office:value-type="float" office:value="17.4575" calcext:value-type="float">
            <text:p>17.45750</text:p>
          </table:table-cell>
          <table:table-cell table:style-name="ce45" table:formula="of:=[.E13]/12" office:value-type="float" office:value="13.2083333333333" calcext:value-type="float">
            <text:p>13.20833</text:p>
          </table:table-cell>
          <table:table-cell table:style-name="ce45" table:formula="of:=[.F13]/360*PI()*2" office:value-type="float" office:value="0" calcext:value-type="float">
            <text:p>0.00000</text:p>
          </table:table-cell>
          <table:table-cell table:style-name="ce45" table:formula="of:=IF([.I13]&lt;PI()/2;[.I13]+PI();[.I13]-PI())" office:value-type="float" office:value="3.14159265358979" calcext:value-type="float">
            <text:p>3.14159</text:p>
          </table:table-cell>
          <table:table-cell table:style-name="ce45" table:formula="of:=[.J13]+PI()/2" office:value-type="float" office:value="4.71238898038469" calcext:value-type="float">
            <text:p>4.71239</text:p>
          </table:table-cell>
          <table:table-cell table:style-name="ce54" table:formula="of:=COS([.J13])" office:value-type="float" office:value="-1" calcext:value-type="float">
            <text:p>-1.00000000</text:p>
          </table:table-cell>
          <table:table-cell table:style-name="ce54" table:formula="of:=SIN([.J13])" office:value-type="float" office:value="1.22464679914735E-016" calcext:value-type="float">
            <text:p>0.00000000</text:p>
          </table:table-cell>
          <table:table-cell table:style-name="ce54" table:formula="of:=COS([.K13])" office:value-type="float" office:value="-1.83697019872103E-016" calcext:value-type="float">
            <text:p>0.00000000</text:p>
          </table:table-cell>
          <table:table-cell table:style-name="ce54" table:formula="of:=SIN([.K13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3]+[.P13]*[.L13]+[.Q13]*[.N13]" office:value-type="float" office:value="19.5408333333333" calcext:value-type="float">
            <text:p>19.5408</text:p>
          </table:table-cell>
          <table:table-cell table:style-name="ce63" table:formula="of:=[.H13]+[.P13]*[.M13]+[.Q13]*[.O13]" office:value-type="float" office:value="13.7475" calcext:value-type="float">
            <text:p>13.7475</text:p>
          </table:table-cell>
          <table:table-cell table:style-name="ce63" table:formula="of:=[.J13]*180/PI()" office:value-type="float" office:value="180" calcext:value-type="float">
            <text:p>180.0000</text:p>
          </table:table-cell>
          <table:table-cell table:style-name="ce63" table:formula="of:=[.R13]*12" office:value-type="float" office:value="234.49" calcext:value-type="float">
            <text:p>234.4900</text:p>
          </table:table-cell>
          <table:table-cell table:style-name="ce63" table:formula="of:=[.S13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4]/12" office:value-type="float" office:value="16.0916666666667" calcext:value-type="float">
            <text:p>16.09167</text:p>
          </table:table-cell>
          <table:table-cell table:style-name="ce45" table:formula="of:=[.E14]/12" office:value-type="float" office:value="10.8475" calcext:value-type="float">
            <text:p>10.84750</text:p>
          </table:table-cell>
          <table:table-cell table:style-name="ce45" table:formula="of:=[.F14]/360*PI()*2" office:value-type="float" office:value="5.23598775598299" calcext:value-type="float">
            <text:p>5.23599</text:p>
          </table:table-cell>
          <table:table-cell table:style-name="ce45" table:formula="of:=IF([.I14]&lt;PI()/2;[.I14]+PI();[.I14]-PI())" office:value-type="float" office:value="2.0943951023932" calcext:value-type="float">
            <text:p>2.09440</text:p>
          </table:table-cell>
          <table:table-cell table:style-name="ce45" table:formula="of:=[.J14]+PI()/2" office:value-type="float" office:value="3.66519142918809" calcext:value-type="float">
            <text:p>3.66519</text:p>
          </table:table-cell>
          <table:table-cell table:style-name="ce54" table:formula="of:=COS([.J14])" office:value-type="float" office:value="-0.500000000000001" calcext:value-type="float">
            <text:p>-0.50000000</text:p>
          </table:table-cell>
          <table:table-cell table:style-name="ce54" table:formula="of:=SIN([.J14])" office:value-type="float" office:value="0.866025403784438" calcext:value-type="float">
            <text:p>0.86602540</text:p>
          </table:table-cell>
          <table:table-cell table:style-name="ce54" table:formula="of:=COS([.K14])" office:value-type="float" office:value="-0.866025403784438" calcext:value-type="float">
            <text:p>-0.86602540</text:p>
          </table:table-cell>
          <table:table-cell table:style-name="ce54" table:formula="of:=SIN([.K14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4]+[.P14]*[.L14]+[.Q14]*[.N14]" office:value-type="float" office:value="17.1333333333334" calcext:value-type="float">
            <text:p>17.1333</text:p>
          </table:table-cell>
          <table:table-cell table:style-name="ce63" table:formula="of:=[.H14]+[.P14]*[.M14]+[.Q14]*[.O14]" office:value-type="float" office:value="9.04328040878242" calcext:value-type="float">
            <text:p>9.0433</text:p>
          </table:table-cell>
          <table:table-cell table:style-name="ce63" table:formula="of:=[.J14]*180/PI()" office:value-type="float" office:value="120" calcext:value-type="float">
            <text:p>12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5]/12" office:value-type="float" office:value="16.0916666666667" calcext:value-type="float">
            <text:p>16.09167</text:p>
          </table:table-cell>
          <table:table-cell table:style-name="ce45" table:formula="of:=[.E15]/12" office:value-type="float" office:value="10.8475" calcext:value-type="float">
            <text:p>10.84750</text:p>
          </table:table-cell>
          <table:table-cell table:style-name="ce45" table:formula="of:=[.F15]/360*PI()*2" office:value-type="float" office:value="5.23598775598299" calcext:value-type="float">
            <text:p>5.23599</text:p>
          </table:table-cell>
          <table:table-cell table:style-name="ce45" table:formula="of:=IF([.I15]&lt;PI()/2;[.I15]+PI();[.I15]-PI())" office:value-type="float" office:value="2.0943951023932" calcext:value-type="float">
            <text:p>2.09440</text:p>
          </table:table-cell>
          <table:table-cell table:style-name="ce45" table:formula="of:=[.J15]+PI()/2" office:value-type="float" office:value="3.66519142918809" calcext:value-type="float">
            <text:p>3.66519</text:p>
          </table:table-cell>
          <table:table-cell table:style-name="ce54" table:formula="of:=COS([.J15])" office:value-type="float" office:value="-0.500000000000001" calcext:value-type="float">
            <text:p>-0.50000000</text:p>
          </table:table-cell>
          <table:table-cell table:style-name="ce54" table:formula="of:=SIN([.J15])" office:value-type="float" office:value="0.866025403784438" calcext:value-type="float">
            <text:p>0.86602540</text:p>
          </table:table-cell>
          <table:table-cell table:style-name="ce54" table:formula="of:=COS([.K15])" office:value-type="float" office:value="-0.866025403784438" calcext:value-type="float">
            <text:p>-0.86602540</text:p>
          </table:table-cell>
          <table:table-cell table:style-name="ce54" table:formula="of:=SIN([.K15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5]+[.P15]*[.L15]+[.Q15]*[.N15]" office:value-type="float" office:value="16.6664013031263" calcext:value-type="float">
            <text:p>16.6664</text:p>
          </table:table-cell>
          <table:table-cell table:style-name="ce63" table:formula="of:=[.H15]+[.P15]*[.M15]+[.Q15]*[.O15]" office:value-type="float" office:value="8.77369707544909" calcext:value-type="float">
            <text:p>8.7737</text:p>
          </table:table-cell>
          <table:table-cell table:style-name="ce63" table:formula="of:=[.J15]*180/PI()" office:value-type="float" office:value="120" calcext:value-type="float">
            <text:p>120.0000</text:p>
          </table:table-cell>
          <table:table-cell table:style-name="ce63" table:formula="of:=[.R15]*12" office:value-type="float" office:value="199.996815637516" calcext:value-type="float">
            <text:p>199.9968</text:p>
          </table:table-cell>
          <table:table-cell table:style-name="ce63" table:formula="of:=[.S15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6]/12" office:value-type="float" office:value="16.0916666666667" calcext:value-type="float">
            <text:p>16.09167</text:p>
          </table:table-cell>
          <table:table-cell table:style-name="ce45" table:formula="of:=[.E16]/12" office:value-type="float" office:value="10.8475" calcext:value-type="float">
            <text:p>10.84750</text:p>
          </table:table-cell>
          <table:table-cell table:style-name="ce45" table:formula="of:=[.F16]/360*PI()*2" office:value-type="float" office:value="5.23598775598299" calcext:value-type="float">
            <text:p>5.23599</text:p>
          </table:table-cell>
          <table:table-cell table:style-name="ce45" table:formula="of:=IF([.I16]&lt;PI()/2;[.I16]+PI();[.I16]-PI())" office:value-type="float" office:value="2.0943951023932" calcext:value-type="float">
            <text:p>2.09440</text:p>
          </table:table-cell>
          <table:table-cell table:style-name="ce45" table:formula="of:=[.J16]+PI()/2" office:value-type="float" office:value="3.66519142918809" calcext:value-type="float">
            <text:p>3.66519</text:p>
          </table:table-cell>
          <table:table-cell table:style-name="ce54" table:formula="of:=COS([.J16])" office:value-type="float" office:value="-0.500000000000001" calcext:value-type="float">
            <text:p>-0.50000000</text:p>
          </table:table-cell>
          <table:table-cell table:style-name="ce54" table:formula="of:=SIN([.J16])" office:value-type="float" office:value="0.866025403784438" calcext:value-type="float">
            <text:p>0.86602540</text:p>
          </table:table-cell>
          <table:table-cell table:style-name="ce54" table:formula="of:=COS([.K16])" office:value-type="float" office:value="-0.866025403784438" calcext:value-type="float">
            <text:p>-0.86602540</text:p>
          </table:table-cell>
          <table:table-cell table:style-name="ce54" table:formula="of:=SIN([.K16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6]+[.P16]*[.L16]+[.Q16]*[.N16]" office:value-type="float" office:value="17.6002653635405" calcext:value-type="float">
            <text:p>17.6003</text:p>
          </table:table-cell>
          <table:table-cell table:style-name="ce63" table:formula="of:=[.H16]+[.P16]*[.M16]+[.Q16]*[.O16]" office:value-type="float" office:value="9.31286374211575" calcext:value-type="float">
            <text:p>9.3129</text:p>
          </table:table-cell>
          <table:table-cell table:style-name="ce63" table:formula="of:=[.J16]*180/PI()" office:value-type="float" office:value="120" calcext:value-type="float">
            <text:p>120.0000</text:p>
          </table:table-cell>
          <table:table-cell table:style-name="ce63" table:formula="of:=[.R16]*12" office:value-type="float" office:value="211.203184362486" calcext:value-type="float">
            <text:p>211.2032</text:p>
          </table:table-cell>
          <table:table-cell table:style-name="ce63" table:formula="of:=[.S16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7]/12" office:value-type="float" office:value="13.3658333333333" calcext:value-type="float">
            <text:p>13.36583</text:p>
          </table:table-cell>
          <table:table-cell table:style-name="ce45" table:formula="of:=[.E17]/12" office:value-type="float" office:value="10.8475" calcext:value-type="float">
            <text:p>10.84750</text:p>
          </table:table-cell>
          <table:table-cell table:style-name="ce45" table:formula="of:=[.F17]/360*PI()*2" office:value-type="float" office:value="4.18879020478639" calcext:value-type="float">
            <text:p>4.18879</text:p>
          </table:table-cell>
          <table:table-cell table:style-name="ce45" table:formula="of:=IF([.I17]&lt;PI()/2;[.I17]+PI();[.I17]-PI())" office:value-type="float" office:value="1.0471975511966" calcext:value-type="float">
            <text:p>1.04720</text:p>
          </table:table-cell>
          <table:table-cell table:style-name="ce45" table:formula="of:=[.J17]+PI()/2" office:value-type="float" office:value="2.61799387799149" calcext:value-type="float">
            <text:p>2.61799</text:p>
          </table:table-cell>
          <table:table-cell table:style-name="ce54" table:formula="of:=COS([.J17])" office:value-type="float" office:value="0.500000000000001" calcext:value-type="float">
            <text:p>0.50000000</text:p>
          </table:table-cell>
          <table:table-cell table:style-name="ce54" table:formula="of:=SIN([.J17])" office:value-type="float" office:value="0.866025403784438" calcext:value-type="float">
            <text:p>0.86602540</text:p>
          </table:table-cell>
          <table:table-cell table:style-name="ce54" table:formula="of:=COS([.K17])" office:value-type="float" office:value="-0.866025403784438" calcext:value-type="float">
            <text:p>-0.86602540</text:p>
          </table:table-cell>
          <table:table-cell table:style-name="ce54" table:formula="of:=SIN([.K17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7]+[.P17]*[.L17]+[.Q17]*[.N17]" office:value-type="float" office:value="12.3241666666666" calcext:value-type="float">
            <text:p>12.3242</text:p>
          </table:table-cell>
          <table:table-cell table:style-name="ce63" table:formula="of:=[.H17]+[.P17]*[.M17]+[.Q17]*[.O17]" office:value-type="float" office:value="9.04328040878242" calcext:value-type="float">
            <text:p>9.0433</text:p>
          </table:table-cell>
          <table:table-cell table:style-name="ce63" table:formula="of:=[.J17]*180/PI()" office:value-type="float" office:value="59.9999999999999" calcext:value-type="float">
            <text:p>6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8]/12" office:value-type="float" office:value="13.3658333333333" calcext:value-type="float">
            <text:p>13.36583</text:p>
          </table:table-cell>
          <table:table-cell table:style-name="ce45" table:formula="of:=[.E18]/12" office:value-type="float" office:value="10.8475" calcext:value-type="float">
            <text:p>10.84750</text:p>
          </table:table-cell>
          <table:table-cell table:style-name="ce45" table:formula="of:=[.F18]/360*PI()*2" office:value-type="float" office:value="4.18879020478639" calcext:value-type="float">
            <text:p>4.18879</text:p>
          </table:table-cell>
          <table:table-cell table:style-name="ce45" table:formula="of:=IF([.I18]&lt;PI()/2;[.I18]+PI();[.I18]-PI())" office:value-type="float" office:value="1.0471975511966" calcext:value-type="float">
            <text:p>1.04720</text:p>
          </table:table-cell>
          <table:table-cell table:style-name="ce45" table:formula="of:=[.J18]+PI()/2" office:value-type="float" office:value="2.61799387799149" calcext:value-type="float">
            <text:p>2.61799</text:p>
          </table:table-cell>
          <table:table-cell table:style-name="ce54" table:formula="of:=COS([.J18])" office:value-type="float" office:value="0.500000000000001" calcext:value-type="float">
            <text:p>0.50000000</text:p>
          </table:table-cell>
          <table:table-cell table:style-name="ce54" table:formula="of:=SIN([.J18])" office:value-type="float" office:value="0.866025403784438" calcext:value-type="float">
            <text:p>0.86602540</text:p>
          </table:table-cell>
          <table:table-cell table:style-name="ce54" table:formula="of:=COS([.K18])" office:value-type="float" office:value="-0.866025403784438" calcext:value-type="float">
            <text:p>-0.86602540</text:p>
          </table:table-cell>
          <table:table-cell table:style-name="ce54" table:formula="of:=SIN([.K18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8]+[.P18]*[.L18]+[.Q18]*[.N18]" office:value-type="float" office:value="11.8572346364595" calcext:value-type="float">
            <text:p>11.8572</text:p>
          </table:table-cell>
          <table:table-cell table:style-name="ce63" table:formula="of:=[.H18]+[.P18]*[.M18]+[.Q18]*[.O18]" office:value-type="float" office:value="9.31286374211575" calcext:value-type="float">
            <text:p>9.3129</text:p>
          </table:table-cell>
          <table:table-cell table:style-name="ce63" table:formula="of:=[.J18]*180/PI()" office:value-type="float" office:value="59.9999999999999" calcext:value-type="float">
            <text:p>60.0000</text:p>
          </table:table-cell>
          <table:table-cell table:style-name="ce63" table:formula="of:=[.R18]*12" office:value-type="float" office:value="142.286815637514" calcext:value-type="float">
            <text:p>142.2868</text:p>
          </table:table-cell>
          <table:table-cell table:style-name="ce63" table:formula="of:=[.S18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9]/12" office:value-type="float" office:value="13.3658333333333" calcext:value-type="float">
            <text:p>13.36583</text:p>
          </table:table-cell>
          <table:table-cell table:style-name="ce45" table:formula="of:=[.E19]/12" office:value-type="float" office:value="10.8475" calcext:value-type="float">
            <text:p>10.84750</text:p>
          </table:table-cell>
          <table:table-cell table:style-name="ce45" table:formula="of:=[.F19]/360*PI()*2" office:value-type="float" office:value="4.18879020478639" calcext:value-type="float">
            <text:p>4.18879</text:p>
          </table:table-cell>
          <table:table-cell table:style-name="ce45" table:formula="of:=IF([.I19]&lt;PI()/2;[.I19]+PI();[.I19]-PI())" office:value-type="float" office:value="1.0471975511966" calcext:value-type="float">
            <text:p>1.04720</text:p>
          </table:table-cell>
          <table:table-cell table:style-name="ce45" table:formula="of:=[.J19]+PI()/2" office:value-type="float" office:value="2.61799387799149" calcext:value-type="float">
            <text:p>2.61799</text:p>
          </table:table-cell>
          <table:table-cell table:style-name="ce54" table:formula="of:=COS([.J19])" office:value-type="float" office:value="0.500000000000001" calcext:value-type="float">
            <text:p>0.50000000</text:p>
          </table:table-cell>
          <table:table-cell table:style-name="ce54" table:formula="of:=SIN([.J19])" office:value-type="float" office:value="0.866025403784438" calcext:value-type="float">
            <text:p>0.86602540</text:p>
          </table:table-cell>
          <table:table-cell table:style-name="ce54" table:formula="of:=COS([.K19])" office:value-type="float" office:value="-0.866025403784438" calcext:value-type="float">
            <text:p>-0.86602540</text:p>
          </table:table-cell>
          <table:table-cell table:style-name="ce54" table:formula="of:=SIN([.K19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9]+[.P19]*[.L19]+[.Q19]*[.N19]" office:value-type="float" office:value="12.7910986968737" calcext:value-type="float">
            <text:p>12.7911</text:p>
          </table:table-cell>
          <table:table-cell table:style-name="ce63" table:formula="of:=[.H19]+[.P19]*[.M19]+[.Q19]*[.O19]" office:value-type="float" office:value="8.77369707544909" calcext:value-type="float">
            <text:p>8.7737</text:p>
          </table:table-cell>
          <table:table-cell table:style-name="ce63" table:formula="of:=[.J19]*180/PI()" office:value-type="float" office:value="59.9999999999999" calcext:value-type="float">
            <text:p>60.0000</text:p>
          </table:table-cell>
          <table:table-cell table:style-name="ce63" table:formula="of:=[.R19]*12" office:value-type="float" office:value="153.493184362484" calcext:value-type="float">
            <text:p>153.4932</text:p>
          </table:table-cell>
          <table:table-cell table:style-name="ce63" table:formula="of:=[.S19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0]/12" office:value-type="float" office:value="12" calcext:value-type="float">
            <text:p>12.00000</text:p>
          </table:table-cell>
          <table:table-cell table:style-name="ce45" table:formula="of:=[.E20]/12" office:value-type="float" office:value="13.2083333333333" calcext:value-type="float">
            <text:p>13.20833</text:p>
          </table:table-cell>
          <table:table-cell table:style-name="ce45" table:formula="of:=[.F20]/360*PI()*2" office:value-type="float" office:value="3.14159265358979" calcext:value-type="float">
            <text:p>3.14159</text:p>
          </table:table-cell>
          <table:table-cell table:style-name="ce45" table:formula="of:=IF([.I20]&lt;PI()/2;[.I20]+PI();[.I20]-PI())" office:value-type="float" office:value="0" calcext:value-type="float">
            <text:p>0.00000</text:p>
          </table:table-cell>
          <table:table-cell table:style-name="ce45" table:formula="of:=[.J20]+PI()/2" office:value-type="float" office:value="1.5707963267949" calcext:value-type="float">
            <text:p>1.57080</text:p>
          </table:table-cell>
          <table:table-cell table:style-name="ce54" table:formula="of:=COS([.J20])" office:value-type="float" office:value="1" calcext:value-type="float">
            <text:p>1.00000000</text:p>
          </table:table-cell>
          <table:table-cell table:style-name="ce54" table:formula="of:=SIN([.J20])" office:value-type="float" office:value="0" calcext:value-type="float">
            <text:p>0.00000000</text:p>
          </table:table-cell>
          <table:table-cell table:style-name="ce54" table:formula="of:=COS([.K20])" office:value-type="float" office:value="6.12323399573677E-017" calcext:value-type="float">
            <text:p>0.00000000</text:p>
          </table:table-cell>
          <table:table-cell table:style-name="ce54" table:formula="of:=SIN([.K20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20]+[.P20]*[.L20]+[.Q20]*[.N20]" office:value-type="float" office:value="9.91666666666667" calcext:value-type="float">
            <text:p>9.9167</text:p>
          </table:table-cell>
          <table:table-cell table:style-name="ce63" table:formula="of:=[.H20]+[.P20]*[.M20]+[.Q20]*[.O20]" office:value-type="float" office:value="13.2083333333333" calcext:value-type="float">
            <text:p>13.2083</text:p>
          </table:table-cell>
          <table:table-cell table:style-name="ce63" table:formula="of:=[.J20]*180/PI()" office:value-type="float" office:value="0" calcext:value-type="float">
            <text:p>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1]/12" office:value-type="float" office:value="12" calcext:value-type="float">
            <text:p>12.00000</text:p>
          </table:table-cell>
          <table:table-cell table:style-name="ce45" table:formula="of:=[.E21]/12" office:value-type="float" office:value="13.2083333333333" calcext:value-type="float">
            <text:p>13.20833</text:p>
          </table:table-cell>
          <table:table-cell table:style-name="ce45" table:formula="of:=[.F21]/360*PI()*2" office:value-type="float" office:value="3.14159265358979" calcext:value-type="float">
            <text:p>3.14159</text:p>
          </table:table-cell>
          <table:table-cell table:style-name="ce45" table:formula="of:=IF([.I21]&lt;PI()/2;[.I21]+PI();[.I21]-PI())" office:value-type="float" office:value="0" calcext:value-type="float">
            <text:p>0.00000</text:p>
          </table:table-cell>
          <table:table-cell table:style-name="ce45" table:formula="of:=[.J21]+PI()/2" office:value-type="float" office:value="1.5707963267949" calcext:value-type="float">
            <text:p>1.57080</text:p>
          </table:table-cell>
          <table:table-cell table:style-name="ce54" table:formula="of:=COS([.J21])" office:value-type="float" office:value="1" calcext:value-type="float">
            <text:p>1.00000000</text:p>
          </table:table-cell>
          <table:table-cell table:style-name="ce54" table:formula="of:=SIN([.J21])" office:value-type="float" office:value="0" calcext:value-type="float">
            <text:p>0.00000000</text:p>
          </table:table-cell>
          <table:table-cell table:style-name="ce54" table:formula="of:=COS([.K21])" office:value-type="float" office:value="6.12323399573677E-017" calcext:value-type="float">
            <text:p>0.00000000</text:p>
          </table:table-cell>
          <table:table-cell table:style-name="ce54" table:formula="of:=SIN([.K21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21]+[.P21]*[.L21]+[.Q21]*[.N21]" office:value-type="float" office:value="9.91666666666667" calcext:value-type="float">
            <text:p>9.9167</text:p>
          </table:table-cell>
          <table:table-cell table:style-name="ce63" table:formula="of:=[.H21]+[.P21]*[.M21]+[.Q21]*[.O21]" office:value-type="float" office:value="13.7475" calcext:value-type="float">
            <text:p>13.7475</text:p>
          </table:table-cell>
          <table:table-cell table:style-name="ce63" table:formula="of:=[.J21]*180/PI()" office:value-type="float" office:value="0" calcext:value-type="float">
            <text:p>0.0000</text:p>
          </table:table-cell>
          <table:table-cell table:style-name="ce63" table:formula="of:=[.R21]*12" office:value-type="float" office:value="119" calcext:value-type="float">
            <text:p>119.0000</text:p>
          </table:table-cell>
          <table:table-cell table:style-name="ce63" table:formula="of:=[.S21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2]/12" office:value-type="float" office:value="12" calcext:value-type="float">
            <text:p>12.00000</text:p>
          </table:table-cell>
          <table:table-cell table:style-name="ce45" table:formula="of:=[.E22]/12" office:value-type="float" office:value="13.2083333333333" calcext:value-type="float">
            <text:p>13.20833</text:p>
          </table:table-cell>
          <table:table-cell table:style-name="ce45" table:formula="of:=[.F22]/360*PI()*2" office:value-type="float" office:value="3.14159265358979" calcext:value-type="float">
            <text:p>3.14159</text:p>
          </table:table-cell>
          <table:table-cell table:style-name="ce45" table:formula="of:=IF([.I22]&lt;PI()/2;[.I22]+PI();[.I22]-PI())" office:value-type="float" office:value="0" calcext:value-type="float">
            <text:p>0.00000</text:p>
          </table:table-cell>
          <table:table-cell table:style-name="ce45" table:formula="of:=[.J22]+PI()/2" office:value-type="float" office:value="1.5707963267949" calcext:value-type="float">
            <text:p>1.57080</text:p>
          </table:table-cell>
          <table:table-cell table:style-name="ce54" table:formula="of:=COS([.J22])" office:value-type="float" office:value="1" calcext:value-type="float">
            <text:p>1.00000000</text:p>
          </table:table-cell>
          <table:table-cell table:style-name="ce54" table:formula="of:=SIN([.J22])" office:value-type="float" office:value="0" calcext:value-type="float">
            <text:p>0.00000000</text:p>
          </table:table-cell>
          <table:table-cell table:style-name="ce54" table:formula="of:=COS([.K22])" office:value-type="float" office:value="6.12323399573677E-017" calcext:value-type="float">
            <text:p>0.00000000</text:p>
          </table:table-cell>
          <table:table-cell table:style-name="ce54" table:formula="of:=SIN([.K22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22]+[.P22]*[.L22]+[.Q22]*[.N22]" office:value-type="float" office:value="9.91666666666667" calcext:value-type="float">
            <text:p>9.9167</text:p>
          </table:table-cell>
          <table:table-cell table:style-name="ce63" table:formula="of:=[.H22]+[.P22]*[.M22]+[.Q22]*[.O22]" office:value-type="float" office:value="12.6691666666666" calcext:value-type="float">
            <text:p>12.6692</text:p>
          </table:table-cell>
          <table:table-cell table:style-name="ce63" table:formula="of:=[.J22]*180/PI()" office:value-type="float" office:value="0" calcext:value-type="float">
            <text:p>0.0000</text:p>
          </table:table-cell>
          <table:table-cell table:style-name="ce63" table:formula="of:=[.R22]*12" office:value-type="float" office:value="119" calcext:value-type="float">
            <text:p>119.0000</text:p>
          </table:table-cell>
          <table:table-cell table:style-name="ce63" table:formula="of:=[.S22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D23]/12" office:value-type="float" office:value="2.7925" calcext:value-type="float">
            <text:p>2.79250</text:p>
          </table:table-cell>
          <table:table-cell table:style-name="ce55" table:formula="of:=[.E23]/12" office:value-type="float" office:value="2.15" calcext:value-type="float">
            <text:p>2.15000</text:p>
          </table:table-cell>
          <table:table-cell table:style-name="ce55" table:formula="of:=[.F23]/360*PI()*2" office:value-type="float" office:value="0.942477796076938" calcext:value-type="float">
            <text:p>0.94248</text:p>
          </table:table-cell>
          <table:table-cell table:style-name="ce55" table:formula="of:=IF([.I23]&lt;PI()/2;[.I23]+PI();[.I23]-PI())" office:value-type="float" office:value="4.08407044966673" calcext:value-type="float">
            <text:p>4.08407</text:p>
          </table:table-cell>
          <table:table-cell table:style-name="ce55" table:formula="of:=[.J23]+PI()/2" office:value-type="float" office:value="5.65486677646163" calcext:value-type="float">
            <text:p>5.65487</text:p>
          </table:table-cell>
          <table:table-cell table:style-name="ce62" table:formula="of:=COS([.J23])" office:value-type="float" office:value="-0.587785252292473" calcext:value-type="float">
            <text:p>-0.58778525</text:p>
          </table:table-cell>
          <table:table-cell table:style-name="ce62" table:formula="of:=SIN([.J23])" office:value-type="float" office:value="-0.809016994374947" calcext:value-type="float">
            <text:p>-0.80901699</text:p>
          </table:table-cell>
          <table:table-cell table:style-name="ce62" table:formula="of:=COS([.K23])" office:value-type="float" office:value="0.809016994374947" calcext:value-type="float">
            <text:p>0.80901699</text:p>
          </table:table-cell>
          <table:table-cell table:style-name="ce62" table:formula="of:=SIN([.K23])" office:value-type="float" office:value="-0.587785252292473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23]+[.P23]*[.L23]+[.Q23]*[.N23]" office:value-type="float" office:value="4.55585575687742" calcext:value-type="float">
            <text:p>4.5559</text:p>
          </table:table-cell>
          <table:table-cell table:style-name="ce72" table:formula="of:=[.H23]+[.P23]*[.M23]+[.Q23]*[.O23]" office:value-type="float" office:value="4.57705098312484" calcext:value-type="float">
            <text:p>4.5771</text:p>
          </table:table-cell>
          <table:table-cell table:style-name="ce72" table:formula="of:=[.J23]*180/PI()" office:value-type="float" office:value="234" calcext:value-type="float">
            <text:p>234.0000</text:p>
          </table:table-cell>
          <table:table-cell table:style-name="ce72" table:number-columns-repeated="2"/>
          <table:table-cell table:style-name="ce13" office:value-type="string" calcext:value-type="string">
            <text:p>(switch left and right for Source, driver orient)</text:p>
          </table:table-cell>
          <table:table-cell table:style-name="ce13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D24]/12" office:value-type="float" office:value="2.7925" calcext:value-type="float">
            <text:p>2.79250</text:p>
          </table:table-cell>
          <table:table-cell table:style-name="ce55" table:formula="of:=[.E24]/12" office:value-type="float" office:value="2.15" calcext:value-type="float">
            <text:p>2.15000</text:p>
          </table:table-cell>
          <table:table-cell table:style-name="ce55" table:formula="of:=[.F24]/360*PI()*2" office:value-type="float" office:value="0.942477796076938" calcext:value-type="float">
            <text:p>0.94248</text:p>
          </table:table-cell>
          <table:table-cell table:style-name="ce55" table:formula="of:=IF([.I24]&lt;PI()/2;[.I24]+PI();[.I24]-PI())" office:value-type="float" office:value="4.08407044966673" calcext:value-type="float">
            <text:p>4.08407</text:p>
          </table:table-cell>
          <table:table-cell table:style-name="ce55" table:formula="of:=[.J24]+PI()/2" office:value-type="float" office:value="5.65486677646163" calcext:value-type="float">
            <text:p>5.65487</text:p>
          </table:table-cell>
          <table:table-cell table:style-name="ce62" table:formula="of:=COS([.J24])" office:value-type="float" office:value="-0.587785252292473" calcext:value-type="float">
            <text:p>-0.58778525</text:p>
          </table:table-cell>
          <table:table-cell table:style-name="ce62" table:formula="of:=SIN([.J24])" office:value-type="float" office:value="-0.809016994374947" calcext:value-type="float">
            <text:p>-0.80901699</text:p>
          </table:table-cell>
          <table:table-cell table:style-name="ce62" table:formula="of:=COS([.K24])" office:value-type="float" office:value="0.809016994374947" calcext:value-type="float">
            <text:p>0.80901699</text:p>
          </table:table-cell>
          <table:table-cell table:style-name="ce62" table:formula="of:=SIN([.K24])" office:value-type="float" office:value="-0.587785252292473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24]+[.P24]*[.L24]+[.Q24]*[.N24]" office:value-type="float" office:value="4.99205075301124" calcext:value-type="float">
            <text:p>4.9921</text:p>
          </table:table-cell>
          <table:table-cell table:style-name="ce72" table:formula="of:=[.H24]+[.P24]*[.M24]+[.Q24]*[.O24]" office:value-type="float" office:value="4.26013676793048" calcext:value-type="float">
            <text:p>4.2601</text:p>
          </table:table-cell>
          <table:table-cell table:style-name="ce72" table:formula="of:=[.J24]*180/PI()" office:value-type="float" office:value="234" calcext:value-type="float">
            <text:p>234.0000</text:p>
          </table:table-cell>
          <table:table-cell table:style-name="ce72" table:number-columns-repeated="2"/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D25]/12" office:value-type="float" office:value="2.7925" calcext:value-type="float">
            <text:p>2.79250</text:p>
          </table:table-cell>
          <table:table-cell table:style-name="ce55" table:formula="of:=[.E25]/12" office:value-type="float" office:value="2.15" calcext:value-type="float">
            <text:p>2.15000</text:p>
          </table:table-cell>
          <table:table-cell table:style-name="ce55" table:formula="of:=[.F25]/360*PI()*2" office:value-type="float" office:value="0.942477796076938" calcext:value-type="float">
            <text:p>0.94248</text:p>
          </table:table-cell>
          <table:table-cell table:style-name="ce55" table:formula="of:=IF([.I25]&lt;PI()/2;[.I25]+PI();[.I25]-PI())" office:value-type="float" office:value="4.08407044966673" calcext:value-type="float">
            <text:p>4.08407</text:p>
          </table:table-cell>
          <table:table-cell table:style-name="ce55" table:formula="of:=[.J25]+PI()/2" office:value-type="float" office:value="5.65486677646163" calcext:value-type="float">
            <text:p>5.65487</text:p>
          </table:table-cell>
          <table:table-cell table:style-name="ce62" table:formula="of:=COS([.J25])" office:value-type="float" office:value="-0.587785252292473" calcext:value-type="float">
            <text:p>-0.58778525</text:p>
          </table:table-cell>
          <table:table-cell table:style-name="ce62" table:formula="of:=SIN([.J25])" office:value-type="float" office:value="-0.809016994374947" calcext:value-type="float">
            <text:p>-0.80901699</text:p>
          </table:table-cell>
          <table:table-cell table:style-name="ce62" table:formula="of:=COS([.K25])" office:value-type="float" office:value="0.809016994374947" calcext:value-type="float">
            <text:p>0.80901699</text:p>
          </table:table-cell>
          <table:table-cell table:style-name="ce62" table:formula="of:=SIN([.K25])" office:value-type="float" office:value="-0.587785252292473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25]+[.P25]*[.L25]+[.Q25]*[.N25]" office:value-type="float" office:value="4.11966076074359" calcext:value-type="float">
            <text:p>4.1197</text:p>
          </table:table-cell>
          <table:table-cell table:style-name="ce72" table:formula="of:=[.H25]+[.P25]*[.M25]+[.Q25]*[.O25]" office:value-type="float" office:value="4.8939651983192" calcext:value-type="float">
            <text:p>4.8940</text:p>
          </table:table-cell>
          <table:table-cell table:style-name="ce72" table:formula="of:=[.J25]*180/PI()" office:value-type="float" office:value="234" calcext:value-type="float">
            <text:p>234.0000</text:p>
          </table:table-cell>
          <table:table-cell table:style-name="ce72" table:number-columns-repeated="2"/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D26]/12" office:value-type="float" office:value="2.7925" calcext:value-type="float">
            <text:p>2.79250</text:p>
          </table:table-cell>
          <table:table-cell table:style-name="ce55" table:formula="of:=[.E26]/12" office:value-type="float" office:value="24.2666666666667" calcext:value-type="float">
            <text:p>24.26667</text:p>
          </table:table-cell>
          <table:table-cell table:style-name="ce55" table:formula="of:=[.F26]/360*PI()*2" office:value-type="float" office:value="5.34070751110265" calcext:value-type="float">
            <text:p>5.34071</text:p>
          </table:table-cell>
          <table:table-cell table:style-name="ce55" table:formula="of:=IF([.I26]&lt;PI()/2;[.I26]+PI();[.I26]-PI())" office:value-type="float" office:value="2.19911485751286" calcext:value-type="float">
            <text:p>2.19911</text:p>
          </table:table-cell>
          <table:table-cell table:style-name="ce55" table:formula="of:=[.J26]+PI()/2" office:value-type="float" office:value="3.76991118430775" calcext:value-type="float">
            <text:p>3.76991</text:p>
          </table:table-cell>
          <table:table-cell table:style-name="ce62" table:formula="of:=COS([.J26])" office:value-type="float" office:value="-0.587785252292475" calcext:value-type="float">
            <text:p>-0.58778525</text:p>
          </table:table-cell>
          <table:table-cell table:style-name="ce62" table:formula="of:=SIN([.J26])" office:value-type="float" office:value="0.809016994374947" calcext:value-type="float">
            <text:p>0.80901699</text:p>
          </table:table-cell>
          <table:table-cell table:style-name="ce62" table:formula="of:=COS([.K26])" office:value-type="float" office:value="-0.809016994374947" calcext:value-type="float">
            <text:p>-0.80901699</text:p>
          </table:table-cell>
          <table:table-cell table:style-name="ce62" table:formula="of:=SIN([.K26])" office:value-type="float" office:value="-0.587785252292475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26]+[.P26]*[.L26]+[.Q26]*[.N26]" office:value-type="float" office:value="4.55585575687743" calcext:value-type="float">
            <text:p>4.5559</text:p>
          </table:table-cell>
          <table:table-cell table:style-name="ce72" table:formula="of:=[.H26]+[.P26]*[.M26]+[.Q26]*[.O26]" office:value-type="float" office:value="21.8396156835419" calcext:value-type="float">
            <text:p>21.8396</text:p>
          </table:table-cell>
          <table:table-cell table:style-name="ce72" table:formula="of:=[.J26]*180/PI()" office:value-type="float" office:value="126" calcext:value-type="float">
            <text:p>126.0000</text:p>
          </table:table-cell>
          <table:table-cell table:style-name="ce72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D27]/12" office:value-type="float" office:value="2.7925" calcext:value-type="float">
            <text:p>2.79250</text:p>
          </table:table-cell>
          <table:table-cell table:style-name="ce55" table:formula="of:=[.E27]/12" office:value-type="float" office:value="24.2666666666667" calcext:value-type="float">
            <text:p>24.26667</text:p>
          </table:table-cell>
          <table:table-cell table:style-name="ce55" table:formula="of:=[.F27]/360*PI()*2" office:value-type="float" office:value="5.34070751110265" calcext:value-type="float">
            <text:p>5.34071</text:p>
          </table:table-cell>
          <table:table-cell table:style-name="ce55" table:formula="of:=IF([.I27]&lt;PI()/2;[.I27]+PI();[.I27]-PI())" office:value-type="float" office:value="2.19911485751286" calcext:value-type="float">
            <text:p>2.19911</text:p>
          </table:table-cell>
          <table:table-cell table:style-name="ce55" table:formula="of:=[.J27]+PI()/2" office:value-type="float" office:value="3.76991118430775" calcext:value-type="float">
            <text:p>3.76991</text:p>
          </table:table-cell>
          <table:table-cell table:style-name="ce62" table:formula="of:=COS([.J27])" office:value-type="float" office:value="-0.587785252292475" calcext:value-type="float">
            <text:p>-0.58778525</text:p>
          </table:table-cell>
          <table:table-cell table:style-name="ce62" table:formula="of:=SIN([.J27])" office:value-type="float" office:value="0.809016994374947" calcext:value-type="float">
            <text:p>0.80901699</text:p>
          </table:table-cell>
          <table:table-cell table:style-name="ce62" table:formula="of:=COS([.K27])" office:value-type="float" office:value="-0.809016994374947" calcext:value-type="float">
            <text:p>-0.80901699</text:p>
          </table:table-cell>
          <table:table-cell table:style-name="ce62" table:formula="of:=SIN([.K27])" office:value-type="float" office:value="-0.587785252292475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27]+[.P27]*[.L27]+[.Q27]*[.N27]" office:value-type="float" office:value="4.1196607607436" calcext:value-type="float">
            <text:p>4.1197</text:p>
          </table:table-cell>
          <table:table-cell table:style-name="ce72" table:formula="of:=[.H27]+[.P27]*[.M27]+[.Q27]*[.O27]" office:value-type="float" office:value="21.5227014683475" calcext:value-type="float">
            <text:p>21.5227</text:p>
          </table:table-cell>
          <table:table-cell table:style-name="ce72" table:formula="of:=[.J27]*180/PI()" office:value-type="float" office:value="126" calcext:value-type="float">
            <text:p>126.0000</text:p>
          </table:table-cell>
          <table:table-cell table:style-name="ce72" table:number-columns-repeated="2"/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D28]/12" office:value-type="float" office:value="2.7925" calcext:value-type="float">
            <text:p>2.79250</text:p>
          </table:table-cell>
          <table:table-cell table:style-name="ce55" table:formula="of:=[.E28]/12" office:value-type="float" office:value="24.2666666666667" calcext:value-type="float">
            <text:p>24.26667</text:p>
          </table:table-cell>
          <table:table-cell table:style-name="ce55" table:formula="of:=[.F28]/360*PI()*2" office:value-type="float" office:value="5.34070751110265" calcext:value-type="float">
            <text:p>5.34071</text:p>
          </table:table-cell>
          <table:table-cell table:style-name="ce55" table:formula="of:=IF([.I28]&lt;PI()/2;[.I28]+PI();[.I28]-PI())" office:value-type="float" office:value="2.19911485751286" calcext:value-type="float">
            <text:p>2.19911</text:p>
          </table:table-cell>
          <table:table-cell table:style-name="ce55" table:formula="of:=[.J28]+PI()/2" office:value-type="float" office:value="3.76991118430775" calcext:value-type="float">
            <text:p>3.76991</text:p>
          </table:table-cell>
          <table:table-cell table:style-name="ce62" table:formula="of:=COS([.J28])" office:value-type="float" office:value="-0.587785252292475" calcext:value-type="float">
            <text:p>-0.58778525</text:p>
          </table:table-cell>
          <table:table-cell table:style-name="ce62" table:formula="of:=SIN([.J28])" office:value-type="float" office:value="0.809016994374947" calcext:value-type="float">
            <text:p>0.80901699</text:p>
          </table:table-cell>
          <table:table-cell table:style-name="ce62" table:formula="of:=COS([.K28])" office:value-type="float" office:value="-0.809016994374947" calcext:value-type="float">
            <text:p>-0.80901699</text:p>
          </table:table-cell>
          <table:table-cell table:style-name="ce62" table:formula="of:=SIN([.K28])" office:value-type="float" office:value="-0.587785252292475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28]+[.P28]*[.L28]+[.Q28]*[.N28]" office:value-type="float" office:value="4.99205075301125" calcext:value-type="float">
            <text:p>4.9921</text:p>
          </table:table-cell>
          <table:table-cell table:style-name="ce72" table:formula="of:=[.H28]+[.P28]*[.M28]+[.Q28]*[.O28]" office:value-type="float" office:value="22.1565298987362" calcext:value-type="float">
            <text:p>22.1565</text:p>
          </table:table-cell>
          <table:table-cell table:style-name="ce72" table:formula="of:=[.J28]*180/PI()" office:value-type="float" office:value="126" calcext:value-type="float">
            <text:p>126.0000</text:p>
          </table:table-cell>
          <table:table-cell table:style-name="ce72" table:number-columns-repeated="2"/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60"/>
        </table:table-row>
        <table:table-row table:style-name="ro1">
          <table:table-cell/>
          <table:table-cell table:style-name="ce26" table:number-columns-repeated="21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0]/12" office:value-type="float" office:value="41.4808333333333" calcext:value-type="float">
            <text:p>41.48083</text:p>
          </table:table-cell>
          <table:table-cell table:style-name="ce45" table:formula="of:=[.E30]/12" office:value-type="float" office:value="15.5691666666667" calcext:value-type="float">
            <text:p>15.56917</text:p>
          </table:table-cell>
          <table:table-cell table:style-name="ce45" table:formula="of:=[.F30]/360*PI()*2" office:value-type="float" office:value="2.0943951023932" calcext:value-type="float">
            <text:p>2.09440</text:p>
          </table:table-cell>
          <table:table-cell table:style-name="ce45" table:formula="of:=IF([.I30]&lt;PI()/2;[.I30]+PI();[.I30]-PI())" office:value-type="float" office:value="-1.04719755119659" calcext:value-type="float">
            <text:p>-1.04720</text:p>
          </table:table-cell>
          <table:table-cell table:style-name="ce45" table:formula="of:=[.J30]+PI()/2" office:value-type="float" office:value="0.523598775598304" calcext:value-type="float">
            <text:p>0.52360</text:p>
          </table:table-cell>
          <table:table-cell table:style-name="ce54" table:formula="of:=COS([.J30])" office:value-type="float" office:value="0.500000000000004" calcext:value-type="float">
            <text:p>0.50000000</text:p>
          </table:table-cell>
          <table:table-cell table:style-name="ce54" table:formula="of:=SIN([.J30])" office:value-type="float" office:value="-0.866025403784436" calcext:value-type="float">
            <text:p>-0.86602540</text:p>
          </table:table-cell>
          <table:table-cell table:style-name="ce54" table:formula="of:=COS([.K30])" office:value-type="float" office:value="0.866025403784436" calcext:value-type="float">
            <text:p>0.86602540</text:p>
          </table:table-cell>
          <table:table-cell table:style-name="ce54" table:formula="of:=SIN([.K30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0]+[.P30]*[.L30]+[.Q30]*[.N30]" office:value-type="float" office:value="40.4391666666666" calcext:value-type="float">
            <text:p>40.4392</text:p>
          </table:table-cell>
          <table:table-cell table:style-name="ce63" table:formula="of:=[.H30]+[.P30]*[.M30]+[.Q30]*[.O30]" office:value-type="float" office:value="17.3733862578843" calcext:value-type="float">
            <text:p>17.3734</text:p>
          </table:table-cell>
          <table:table-cell table:style-name="ce63" table:formula="of:=[.J30]*180/PI()" office:value-type="float" office:value="-59.9999999999997" calcext:value-type="float">
            <text:p>-6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1]/12" office:value-type="float" office:value="41.4808333333333" calcext:value-type="float">
            <text:p>41.48083</text:p>
          </table:table-cell>
          <table:table-cell table:style-name="ce45" table:formula="of:=[.E31]/12" office:value-type="float" office:value="15.5691666666667" calcext:value-type="float">
            <text:p>15.56917</text:p>
          </table:table-cell>
          <table:table-cell table:style-name="ce45" table:formula="of:=[.F31]/360*PI()*2" office:value-type="float" office:value="2.0943951023932" calcext:value-type="float">
            <text:p>2.09440</text:p>
          </table:table-cell>
          <table:table-cell table:style-name="ce45" table:formula="of:=IF([.I31]&lt;PI()/2;[.I31]+PI();[.I31]-PI())" office:value-type="float" office:value="-1.04719755119659" calcext:value-type="float">
            <text:p>-1.04720</text:p>
          </table:table-cell>
          <table:table-cell table:style-name="ce45" table:formula="of:=[.J31]+PI()/2" office:value-type="float" office:value="0.523598775598304" calcext:value-type="float">
            <text:p>0.52360</text:p>
          </table:table-cell>
          <table:table-cell table:style-name="ce54" table:formula="of:=COS([.J31])" office:value-type="float" office:value="0.500000000000004" calcext:value-type="float">
            <text:p>0.50000000</text:p>
          </table:table-cell>
          <table:table-cell table:style-name="ce54" table:formula="of:=SIN([.J31])" office:value-type="float" office:value="-0.866025403784436" calcext:value-type="float">
            <text:p>-0.86602540</text:p>
          </table:table-cell>
          <table:table-cell table:style-name="ce54" table:formula="of:=COS([.K31])" office:value-type="float" office:value="0.866025403784436" calcext:value-type="float">
            <text:p>0.86602540</text:p>
          </table:table-cell>
          <table:table-cell table:style-name="ce54" table:formula="of:=SIN([.K31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1]+[.P31]*[.L31]+[.Q31]*[.N31]" office:value-type="float" office:value="40.9060986968737" calcext:value-type="float">
            <text:p>40.9061</text:p>
          </table:table-cell>
          <table:table-cell table:style-name="ce63" table:formula="of:=[.H31]+[.P31]*[.M31]+[.Q31]*[.O31]" office:value-type="float" office:value="17.6429695912176" calcext:value-type="float">
            <text:p>17.6430</text:p>
          </table:table-cell>
          <table:table-cell table:style-name="ce63" table:formula="of:=[.J31]*180/PI()" office:value-type="float" office:value="-59.9999999999997" calcext:value-type="float">
            <text:p>-60.0000</text:p>
          </table:table-cell>
          <table:table-cell table:style-name="ce63" table:formula="of:=[.R31]*12" office:value-type="float" office:value="490.873184362484" calcext:value-type="float">
            <text:p>490.8732</text:p>
          </table:table-cell>
          <table:table-cell table:style-name="ce63" table:formula="of:=[.S31]*12" office:value-type="float" office:value="211.715635094611" calcext:value-type="float">
            <text:p>211.7156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2]/12" office:value-type="float" office:value="41.4808333333333" calcext:value-type="float">
            <text:p>41.48083</text:p>
          </table:table-cell>
          <table:table-cell table:style-name="ce45" table:formula="of:=[.E32]/12" office:value-type="float" office:value="15.5691666666667" calcext:value-type="float">
            <text:p>15.56917</text:p>
          </table:table-cell>
          <table:table-cell table:style-name="ce45" table:formula="of:=[.F32]/360*PI()*2" office:value-type="float" office:value="2.0943951023932" calcext:value-type="float">
            <text:p>2.09440</text:p>
          </table:table-cell>
          <table:table-cell table:style-name="ce45" table:formula="of:=IF([.I32]&lt;PI()/2;[.I32]+PI();[.I32]-PI())" office:value-type="float" office:value="-1.04719755119659" calcext:value-type="float">
            <text:p>-1.04720</text:p>
          </table:table-cell>
          <table:table-cell table:style-name="ce45" table:formula="of:=[.J32]+PI()/2" office:value-type="float" office:value="0.523598775598304" calcext:value-type="float">
            <text:p>0.52360</text:p>
          </table:table-cell>
          <table:table-cell table:style-name="ce54" table:formula="of:=COS([.J32])" office:value-type="float" office:value="0.500000000000004" calcext:value-type="float">
            <text:p>0.50000000</text:p>
          </table:table-cell>
          <table:table-cell table:style-name="ce54" table:formula="of:=SIN([.J32])" office:value-type="float" office:value="-0.866025403784436" calcext:value-type="float">
            <text:p>-0.86602540</text:p>
          </table:table-cell>
          <table:table-cell table:style-name="ce54" table:formula="of:=COS([.K32])" office:value-type="float" office:value="0.866025403784436" calcext:value-type="float">
            <text:p>0.86602540</text:p>
          </table:table-cell>
          <table:table-cell table:style-name="ce54" table:formula="of:=SIN([.K32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2]+[.P32]*[.L32]+[.Q32]*[.N32]" office:value-type="float" office:value="39.9722346364595" calcext:value-type="float">
            <text:p>39.9722</text:p>
          </table:table-cell>
          <table:table-cell table:style-name="ce63" table:formula="of:=[.H32]+[.P32]*[.M32]+[.Q32]*[.O32]" office:value-type="float" office:value="17.1038029245509" calcext:value-type="float">
            <text:p>17.1038</text:p>
          </table:table-cell>
          <table:table-cell table:style-name="ce63" table:formula="of:=[.J32]*180/PI()" office:value-type="float" office:value="-59.9999999999997" calcext:value-type="float">
            <text:p>-60.0000</text:p>
          </table:table-cell>
          <table:table-cell table:style-name="ce63" table:formula="of:=[.R32]*12" office:value-type="float" office:value="479.666815637514" calcext:value-type="float">
            <text:p>479.6668</text:p>
          </table:table-cell>
          <table:table-cell table:style-name="ce63" table:formula="of:=[.S32]*12" office:value-type="float" office:value="205.245635094611" calcext:value-type="float">
            <text:p>205.2456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3]/12" office:value-type="float" office:value="44.2075" calcext:value-type="float">
            <text:p>44.20750</text:p>
          </table:table-cell>
          <table:table-cell table:style-name="ce45" table:formula="of:=[.E33]/12" office:value-type="float" office:value="15.5691666666667" calcext:value-type="float">
            <text:p>15.56917</text:p>
          </table:table-cell>
          <table:table-cell table:style-name="ce45" table:formula="of:=[.F33]/360*PI()*2" office:value-type="float" office:value="1.0471975511966" calcext:value-type="float">
            <text:p>1.04720</text:p>
          </table:table-cell>
          <table:table-cell table:style-name="ce45" table:formula="of:=IF([.I33]&lt;PI()/2;[.I33]+PI();[.I33]-PI())" office:value-type="float" office:value="4.18879020478639" calcext:value-type="float">
            <text:p>4.18879</text:p>
          </table:table-cell>
          <table:table-cell table:style-name="ce45" table:formula="of:=[.J33]+PI()/2" office:value-type="float" office:value="5.75958653158129" calcext:value-type="float">
            <text:p>5.75959</text:p>
          </table:table-cell>
          <table:table-cell table:style-name="ce54" table:formula="of:=COS([.J33])" office:value-type="float" office:value="-0.499999999999998" calcext:value-type="float">
            <text:p>-0.50000000</text:p>
          </table:table-cell>
          <table:table-cell table:style-name="ce54" table:formula="of:=SIN([.J33])" office:value-type="float" office:value="-0.86602540378444" calcext:value-type="float">
            <text:p>-0.86602540</text:p>
          </table:table-cell>
          <table:table-cell table:style-name="ce54" table:formula="of:=COS([.K33])" office:value-type="float" office:value="0.86602540378444" calcext:value-type="float">
            <text:p>0.86602540</text:p>
          </table:table-cell>
          <table:table-cell table:style-name="ce54" table:formula="of:=SIN([.K33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3]+[.P33]*[.L33]+[.Q33]*[.N33]" office:value-type="float" office:value="45.2491666666667" calcext:value-type="float">
            <text:p>45.2492</text:p>
          </table:table-cell>
          <table:table-cell table:style-name="ce63" table:formula="of:=[.H33]+[.P33]*[.M33]+[.Q33]*[.O33]" office:value-type="float" office:value="17.3733862578843" calcext:value-type="float">
            <text:p>17.3734</text:p>
          </table:table-cell>
          <table:table-cell table:style-name="ce63" table:formula="of:=[.J33]*180/PI()" office:value-type="float" office:value="240" calcext:value-type="float">
            <text:p>24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4]/12" office:value-type="float" office:value="44.2075" calcext:value-type="float">
            <text:p>44.20750</text:p>
          </table:table-cell>
          <table:table-cell table:style-name="ce45" table:formula="of:=[.E34]/12" office:value-type="float" office:value="15.5691666666667" calcext:value-type="float">
            <text:p>15.56917</text:p>
          </table:table-cell>
          <table:table-cell table:style-name="ce45" table:formula="of:=[.F34]/360*PI()*2" office:value-type="float" office:value="1.0471975511966" calcext:value-type="float">
            <text:p>1.04720</text:p>
          </table:table-cell>
          <table:table-cell table:style-name="ce45" table:formula="of:=IF([.I34]&lt;PI()/2;[.I34]+PI();[.I34]-PI())" office:value-type="float" office:value="4.18879020478639" calcext:value-type="float">
            <text:p>4.18879</text:p>
          </table:table-cell>
          <table:table-cell table:style-name="ce45" table:formula="of:=[.J34]+PI()/2" office:value-type="float" office:value="5.75958653158129" calcext:value-type="float">
            <text:p>5.75959</text:p>
          </table:table-cell>
          <table:table-cell table:style-name="ce54" table:formula="of:=COS([.J34])" office:value-type="float" office:value="-0.499999999999998" calcext:value-type="float">
            <text:p>-0.50000000</text:p>
          </table:table-cell>
          <table:table-cell table:style-name="ce54" table:formula="of:=SIN([.J34])" office:value-type="float" office:value="-0.86602540378444" calcext:value-type="float">
            <text:p>-0.86602540</text:p>
          </table:table-cell>
          <table:table-cell table:style-name="ce54" table:formula="of:=COS([.K34])" office:value-type="float" office:value="0.86602540378444" calcext:value-type="float">
            <text:p>0.86602540</text:p>
          </table:table-cell>
          <table:table-cell table:style-name="ce54" table:formula="of:=SIN([.K34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4]+[.P34]*[.L34]+[.Q34]*[.N34]" office:value-type="float" office:value="45.7160986968738" calcext:value-type="float">
            <text:p>45.7161</text:p>
          </table:table-cell>
          <table:table-cell table:style-name="ce63" table:formula="of:=[.H34]+[.P34]*[.M34]+[.Q34]*[.O34]" office:value-type="float" office:value="17.103802924551" calcext:value-type="float">
            <text:p>17.1038</text:p>
          </table:table-cell>
          <table:table-cell table:style-name="ce63" table:formula="of:=[.J34]*180/PI()" office:value-type="float" office:value="240" calcext:value-type="float">
            <text:p>240.0000</text:p>
          </table:table-cell>
          <table:table-cell table:style-name="ce63" table:formula="of:=[.R34]*12" office:value-type="float" office:value="548.593184362486" calcext:value-type="float">
            <text:p>548.5932</text:p>
          </table:table-cell>
          <table:table-cell table:style-name="ce63" table:formula="of:=[.S34]*12" office:value-type="float" office:value="205.245635094612" calcext:value-type="float">
            <text:p>205.2456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5]/12" office:value-type="float" office:value="44.2075" calcext:value-type="float">
            <text:p>44.20750</text:p>
          </table:table-cell>
          <table:table-cell table:style-name="ce45" table:formula="of:=[.E35]/12" office:value-type="float" office:value="15.5691666666667" calcext:value-type="float">
            <text:p>15.56917</text:p>
          </table:table-cell>
          <table:table-cell table:style-name="ce45" table:formula="of:=[.F35]/360*PI()*2" office:value-type="float" office:value="1.0471975511966" calcext:value-type="float">
            <text:p>1.04720</text:p>
          </table:table-cell>
          <table:table-cell table:style-name="ce45" table:formula="of:=IF([.I35]&lt;PI()/2;[.I35]+PI();[.I35]-PI())" office:value-type="float" office:value="4.18879020478639" calcext:value-type="float">
            <text:p>4.18879</text:p>
          </table:table-cell>
          <table:table-cell table:style-name="ce45" table:formula="of:=[.J35]+PI()/2" office:value-type="float" office:value="5.75958653158129" calcext:value-type="float">
            <text:p>5.75959</text:p>
          </table:table-cell>
          <table:table-cell table:style-name="ce54" table:formula="of:=COS([.J35])" office:value-type="float" office:value="-0.499999999999998" calcext:value-type="float">
            <text:p>-0.50000000</text:p>
          </table:table-cell>
          <table:table-cell table:style-name="ce54" table:formula="of:=SIN([.J35])" office:value-type="float" office:value="-0.86602540378444" calcext:value-type="float">
            <text:p>-0.86602540</text:p>
          </table:table-cell>
          <table:table-cell table:style-name="ce54" table:formula="of:=COS([.K35])" office:value-type="float" office:value="0.86602540378444" calcext:value-type="float">
            <text:p>0.86602540</text:p>
          </table:table-cell>
          <table:table-cell table:style-name="ce54" table:formula="of:=SIN([.K35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5]+[.P35]*[.L35]+[.Q35]*[.N35]" office:value-type="float" office:value="44.7822346364596" calcext:value-type="float">
            <text:p>44.7822</text:p>
          </table:table-cell>
          <table:table-cell table:style-name="ce63" table:formula="of:=[.H35]+[.P35]*[.M35]+[.Q35]*[.O35]" office:value-type="float" office:value="17.6429695912176" calcext:value-type="float">
            <text:p>17.6430</text:p>
          </table:table-cell>
          <table:table-cell table:style-name="ce63" table:formula="of:=[.J35]*180/PI()" office:value-type="float" office:value="240" calcext:value-type="float">
            <text:p>240.0000</text:p>
          </table:table-cell>
          <table:table-cell table:style-name="ce63" table:formula="of:=[.R35]*12" office:value-type="float" office:value="537.386815637515" calcext:value-type="float">
            <text:p>537.3868</text:p>
          </table:table-cell>
          <table:table-cell table:style-name="ce63" table:formula="of:=[.S35]*12" office:value-type="float" office:value="211.715635094611" calcext:value-type="float">
            <text:p>211.7156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6]/12" office:value-type="float" office:value="45.5725" calcext:value-type="float">
            <text:p>45.57250</text:p>
          </table:table-cell>
          <table:table-cell table:style-name="ce45" table:formula="of:=[.E36]/12" office:value-type="float" office:value="13.2083333333333" calcext:value-type="float">
            <text:p>13.20833</text:p>
          </table:table-cell>
          <table:table-cell table:style-name="ce45" table:formula="of:=[.F36]/360*PI()*2" office:value-type="float" office:value="0" calcext:value-type="float">
            <text:p>0.00000</text:p>
          </table:table-cell>
          <table:table-cell table:style-name="ce45" table:formula="of:=IF([.I36]&lt;PI()/2;[.I36]+PI();[.I36]-PI())" office:value-type="float" office:value="3.14159265358979" calcext:value-type="float">
            <text:p>3.14159</text:p>
          </table:table-cell>
          <table:table-cell table:style-name="ce45" table:formula="of:=[.J36]+PI()/2" office:value-type="float" office:value="4.71238898038469" calcext:value-type="float">
            <text:p>4.71239</text:p>
          </table:table-cell>
          <table:table-cell table:style-name="ce54" table:formula="of:=COS([.J36])" office:value-type="float" office:value="-1" calcext:value-type="float">
            <text:p>-1.00000000</text:p>
          </table:table-cell>
          <table:table-cell table:style-name="ce54" table:formula="of:=SIN([.J36])" office:value-type="float" office:value="1.22464679914735E-016" calcext:value-type="float">
            <text:p>0.00000000</text:p>
          </table:table-cell>
          <table:table-cell table:style-name="ce54" table:formula="of:=COS([.K36])" office:value-type="float" office:value="-1.83697019872103E-016" calcext:value-type="float">
            <text:p>0.00000000</text:p>
          </table:table-cell>
          <table:table-cell table:style-name="ce54" table:formula="of:=SIN([.K36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6]+[.P36]*[.L36]+[.Q36]*[.N36]" office:value-type="float" office:value="47.6558333333333" calcext:value-type="float">
            <text:p>47.6558</text:p>
          </table:table-cell>
          <table:table-cell table:style-name="ce63" table:formula="of:=[.H36]+[.P36]*[.M36]+[.Q36]*[.O36]" office:value-type="float" office:value="13.2083333333333" calcext:value-type="float">
            <text:p>13.2083</text:p>
          </table:table-cell>
          <table:table-cell table:style-name="ce63" table:formula="of:=[.J36]*180/PI()" office:value-type="float" office:value="180" calcext:value-type="float">
            <text:p>18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7]/12" office:value-type="float" office:value="45.5725" calcext:value-type="float">
            <text:p>45.57250</text:p>
          </table:table-cell>
          <table:table-cell table:style-name="ce45" table:formula="of:=[.E37]/12" office:value-type="float" office:value="13.2083333333333" calcext:value-type="float">
            <text:p>13.20833</text:p>
          </table:table-cell>
          <table:table-cell table:style-name="ce45" table:formula="of:=[.F37]/360*PI()*2" office:value-type="float" office:value="0" calcext:value-type="float">
            <text:p>0.00000</text:p>
          </table:table-cell>
          <table:table-cell table:style-name="ce45" table:formula="of:=IF([.I37]&lt;PI()/2;[.I37]+PI();[.I37]-PI())" office:value-type="float" office:value="3.14159265358979" calcext:value-type="float">
            <text:p>3.14159</text:p>
          </table:table-cell>
          <table:table-cell table:style-name="ce45" table:formula="of:=[.J37]+PI()/2" office:value-type="float" office:value="4.71238898038469" calcext:value-type="float">
            <text:p>4.71239</text:p>
          </table:table-cell>
          <table:table-cell table:style-name="ce54" table:formula="of:=COS([.J37])" office:value-type="float" office:value="-1" calcext:value-type="float">
            <text:p>-1.00000000</text:p>
          </table:table-cell>
          <table:table-cell table:style-name="ce54" table:formula="of:=SIN([.J37])" office:value-type="float" office:value="1.22464679914735E-016" calcext:value-type="float">
            <text:p>0.00000000</text:p>
          </table:table-cell>
          <table:table-cell table:style-name="ce54" table:formula="of:=COS([.K37])" office:value-type="float" office:value="-1.83697019872103E-016" calcext:value-type="float">
            <text:p>0.00000000</text:p>
          </table:table-cell>
          <table:table-cell table:style-name="ce54" table:formula="of:=SIN([.K37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7]+[.P37]*[.L37]+[.Q37]*[.N37]" office:value-type="float" office:value="47.6558333333333" calcext:value-type="float">
            <text:p>47.6558</text:p>
          </table:table-cell>
          <table:table-cell table:style-name="ce63" table:formula="of:=[.H37]+[.P37]*[.M37]+[.Q37]*[.O37]" office:value-type="float" office:value="12.6691666666666" calcext:value-type="float">
            <text:p>12.6692</text:p>
          </table:table-cell>
          <table:table-cell table:style-name="ce63" table:formula="of:=[.J37]*180/PI()" office:value-type="float" office:value="180" calcext:value-type="float">
            <text:p>180.0000</text:p>
          </table:table-cell>
          <table:table-cell table:style-name="ce63" table:formula="of:=[.R37]*12" office:value-type="float" office:value="571.87" calcext:value-type="float">
            <text:p>571.8700</text:p>
          </table:table-cell>
          <table:table-cell table:style-name="ce63" table:formula="of:=[.S37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8]/12" office:value-type="float" office:value="45.5725" calcext:value-type="float">
            <text:p>45.57250</text:p>
          </table:table-cell>
          <table:table-cell table:style-name="ce45" table:formula="of:=[.E38]/12" office:value-type="float" office:value="13.2083333333333" calcext:value-type="float">
            <text:p>13.20833</text:p>
          </table:table-cell>
          <table:table-cell table:style-name="ce45" table:formula="of:=[.F38]/360*PI()*2" office:value-type="float" office:value="0" calcext:value-type="float">
            <text:p>0.00000</text:p>
          </table:table-cell>
          <table:table-cell table:style-name="ce45" table:formula="of:=IF([.I38]&lt;PI()/2;[.I38]+PI();[.I38]-PI())" office:value-type="float" office:value="3.14159265358979" calcext:value-type="float">
            <text:p>3.14159</text:p>
          </table:table-cell>
          <table:table-cell table:style-name="ce45" table:formula="of:=[.J38]+PI()/2" office:value-type="float" office:value="4.71238898038469" calcext:value-type="float">
            <text:p>4.71239</text:p>
          </table:table-cell>
          <table:table-cell table:style-name="ce54" table:formula="of:=COS([.J38])" office:value-type="float" office:value="-1" calcext:value-type="float">
            <text:p>-1.00000000</text:p>
          </table:table-cell>
          <table:table-cell table:style-name="ce54" table:formula="of:=SIN([.J38])" office:value-type="float" office:value="1.22464679914735E-016" calcext:value-type="float">
            <text:p>0.00000000</text:p>
          </table:table-cell>
          <table:table-cell table:style-name="ce54" table:formula="of:=COS([.K38])" office:value-type="float" office:value="-1.83697019872103E-016" calcext:value-type="float">
            <text:p>0.00000000</text:p>
          </table:table-cell>
          <table:table-cell table:style-name="ce54" table:formula="of:=SIN([.K38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8]+[.P38]*[.L38]+[.Q38]*[.N38]" office:value-type="float" office:value="47.6558333333333" calcext:value-type="float">
            <text:p>47.6558</text:p>
          </table:table-cell>
          <table:table-cell table:style-name="ce63" table:formula="of:=[.H38]+[.P38]*[.M38]+[.Q38]*[.O38]" office:value-type="float" office:value="13.7475" calcext:value-type="float">
            <text:p>13.7475</text:p>
          </table:table-cell>
          <table:table-cell table:style-name="ce63" table:formula="of:=[.J38]*180/PI()" office:value-type="float" office:value="180" calcext:value-type="float">
            <text:p>180.0000</text:p>
          </table:table-cell>
          <table:table-cell table:style-name="ce63" table:formula="of:=[.R38]*12" office:value-type="float" office:value="571.87" calcext:value-type="float">
            <text:p>571.8700</text:p>
          </table:table-cell>
          <table:table-cell table:style-name="ce63" table:formula="of:=[.S38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39]/12" office:value-type="float" office:value="44.2075" calcext:value-type="float">
            <text:p>44.20750</text:p>
          </table:table-cell>
          <table:table-cell table:style-name="ce45" table:formula="of:=[.E39]/12" office:value-type="float" office:value="10.8475" calcext:value-type="float">
            <text:p>10.84750</text:p>
          </table:table-cell>
          <table:table-cell table:style-name="ce45" table:formula="of:=[.F39]/360*PI()*2" office:value-type="float" office:value="5.23598775598299" calcext:value-type="float">
            <text:p>5.23599</text:p>
          </table:table-cell>
          <table:table-cell table:style-name="ce45" table:formula="of:=IF([.I39]&lt;PI()/2;[.I39]+PI();[.I39]-PI())" office:value-type="float" office:value="2.0943951023932" calcext:value-type="float">
            <text:p>2.09440</text:p>
          </table:table-cell>
          <table:table-cell table:style-name="ce45" table:formula="of:=[.J39]+PI()/2" office:value-type="float" office:value="3.66519142918809" calcext:value-type="float">
            <text:p>3.66519</text:p>
          </table:table-cell>
          <table:table-cell table:style-name="ce54" table:formula="of:=COS([.J39])" office:value-type="float" office:value="-0.500000000000001" calcext:value-type="float">
            <text:p>-0.50000000</text:p>
          </table:table-cell>
          <table:table-cell table:style-name="ce54" table:formula="of:=SIN([.J39])" office:value-type="float" office:value="0.866025403784438" calcext:value-type="float">
            <text:p>0.86602540</text:p>
          </table:table-cell>
          <table:table-cell table:style-name="ce54" table:formula="of:=COS([.K39])" office:value-type="float" office:value="-0.866025403784438" calcext:value-type="float">
            <text:p>-0.86602540</text:p>
          </table:table-cell>
          <table:table-cell table:style-name="ce54" table:formula="of:=SIN([.K39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9]+[.P39]*[.L39]+[.Q39]*[.N39]" office:value-type="float" office:value="45.2491666666667" calcext:value-type="float">
            <text:p>45.2492</text:p>
          </table:table-cell>
          <table:table-cell table:style-name="ce63" table:formula="of:=[.H39]+[.P39]*[.M39]+[.Q39]*[.O39]" office:value-type="float" office:value="9.04328040878242" calcext:value-type="float">
            <text:p>9.0433</text:p>
          </table:table-cell>
          <table:table-cell table:style-name="ce63" table:formula="of:=[.J39]*180/PI()" office:value-type="float" office:value="120" calcext:value-type="float">
            <text:p>12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40]/12" office:value-type="float" office:value="44.2075" calcext:value-type="float">
            <text:p>44.20750</text:p>
          </table:table-cell>
          <table:table-cell table:style-name="ce45" table:formula="of:=[.E40]/12" office:value-type="float" office:value="10.8475" calcext:value-type="float">
            <text:p>10.84750</text:p>
          </table:table-cell>
          <table:table-cell table:style-name="ce45" table:formula="of:=[.F40]/360*PI()*2" office:value-type="float" office:value="5.23598775598299" calcext:value-type="float">
            <text:p>5.23599</text:p>
          </table:table-cell>
          <table:table-cell table:style-name="ce45" table:formula="of:=IF([.I40]&lt;PI()/2;[.I40]+PI();[.I40]-PI())" office:value-type="float" office:value="2.0943951023932" calcext:value-type="float">
            <text:p>2.09440</text:p>
          </table:table-cell>
          <table:table-cell table:style-name="ce45" table:formula="of:=[.J40]+PI()/2" office:value-type="float" office:value="3.66519142918809" calcext:value-type="float">
            <text:p>3.66519</text:p>
          </table:table-cell>
          <table:table-cell table:style-name="ce54" table:formula="of:=COS([.J40])" office:value-type="float" office:value="-0.500000000000001" calcext:value-type="float">
            <text:p>-0.50000000</text:p>
          </table:table-cell>
          <table:table-cell table:style-name="ce54" table:formula="of:=SIN([.J40])" office:value-type="float" office:value="0.866025403784438" calcext:value-type="float">
            <text:p>0.86602540</text:p>
          </table:table-cell>
          <table:table-cell table:style-name="ce54" table:formula="of:=COS([.K40])" office:value-type="float" office:value="-0.866025403784438" calcext:value-type="float">
            <text:p>-0.86602540</text:p>
          </table:table-cell>
          <table:table-cell table:style-name="ce54" table:formula="of:=SIN([.K40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0]+[.P40]*[.L40]+[.Q40]*[.N40]" office:value-type="float" office:value="44.7822346364596" calcext:value-type="float">
            <text:p>44.7822</text:p>
          </table:table-cell>
          <table:table-cell table:style-name="ce63" table:formula="of:=[.H40]+[.P40]*[.M40]+[.Q40]*[.O40]" office:value-type="float" office:value="8.77369707544909" calcext:value-type="float">
            <text:p>8.7737</text:p>
          </table:table-cell>
          <table:table-cell table:style-name="ce63" table:formula="of:=[.J40]*180/PI()" office:value-type="float" office:value="120" calcext:value-type="float">
            <text:p>120.0000</text:p>
          </table:table-cell>
          <table:table-cell table:style-name="ce63" table:formula="of:=[.R40]*12" office:value-type="float" office:value="537.386815637515" calcext:value-type="float">
            <text:p>537.3868</text:p>
          </table:table-cell>
          <table:table-cell table:style-name="ce63" table:formula="of:=[.S40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41]/12" office:value-type="float" office:value="44.2075" calcext:value-type="float">
            <text:p>44.20750</text:p>
          </table:table-cell>
          <table:table-cell table:style-name="ce45" table:formula="of:=[.E41]/12" office:value-type="float" office:value="10.8475" calcext:value-type="float">
            <text:p>10.84750</text:p>
          </table:table-cell>
          <table:table-cell table:style-name="ce45" table:formula="of:=[.F41]/360*PI()*2" office:value-type="float" office:value="5.23598775598299" calcext:value-type="float">
            <text:p>5.23599</text:p>
          </table:table-cell>
          <table:table-cell table:style-name="ce45" table:formula="of:=IF([.I41]&lt;PI()/2;[.I41]+PI();[.I41]-PI())" office:value-type="float" office:value="2.0943951023932" calcext:value-type="float">
            <text:p>2.09440</text:p>
          </table:table-cell>
          <table:table-cell table:style-name="ce45" table:formula="of:=[.J41]+PI()/2" office:value-type="float" office:value="3.66519142918809" calcext:value-type="float">
            <text:p>3.66519</text:p>
          </table:table-cell>
          <table:table-cell table:style-name="ce54" table:formula="of:=COS([.J41])" office:value-type="float" office:value="-0.500000000000001" calcext:value-type="float">
            <text:p>-0.50000000</text:p>
          </table:table-cell>
          <table:table-cell table:style-name="ce54" table:formula="of:=SIN([.J41])" office:value-type="float" office:value="0.866025403784438" calcext:value-type="float">
            <text:p>0.86602540</text:p>
          </table:table-cell>
          <table:table-cell table:style-name="ce54" table:formula="of:=COS([.K41])" office:value-type="float" office:value="-0.866025403784438" calcext:value-type="float">
            <text:p>-0.86602540</text:p>
          </table:table-cell>
          <table:table-cell table:style-name="ce54" table:formula="of:=SIN([.K41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1]+[.P41]*[.L41]+[.Q41]*[.N41]" office:value-type="float" office:value="45.7160986968738" calcext:value-type="float">
            <text:p>45.7161</text:p>
          </table:table-cell>
          <table:table-cell table:style-name="ce63" table:formula="of:=[.H41]+[.P41]*[.M41]+[.Q41]*[.O41]" office:value-type="float" office:value="9.31286374211575" calcext:value-type="float">
            <text:p>9.3129</text:p>
          </table:table-cell>
          <table:table-cell table:style-name="ce63" table:formula="of:=[.J41]*180/PI()" office:value-type="float" office:value="120" calcext:value-type="float">
            <text:p>120.0000</text:p>
          </table:table-cell>
          <table:table-cell table:style-name="ce63" table:formula="of:=[.R41]*12" office:value-type="float" office:value="548.593184362486" calcext:value-type="float">
            <text:p>548.5932</text:p>
          </table:table-cell>
          <table:table-cell table:style-name="ce63" table:formula="of:=[.S41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2]/12" office:value-type="float" office:value="41.4808333333333" calcext:value-type="float">
            <text:p>41.48083</text:p>
          </table:table-cell>
          <table:table-cell table:style-name="ce45" table:formula="of:=[.E42]/12" office:value-type="float" office:value="10.8475" calcext:value-type="float">
            <text:p>10.84750</text:p>
          </table:table-cell>
          <table:table-cell table:style-name="ce45" table:formula="of:=[.F42]/360*PI()*2" office:value-type="float" office:value="4.18879020478639" calcext:value-type="float">
            <text:p>4.18879</text:p>
          </table:table-cell>
          <table:table-cell table:style-name="ce45" table:formula="of:=IF([.I42]&lt;PI()/2;[.I42]+PI();[.I42]-PI())" office:value-type="float" office:value="1.0471975511966" calcext:value-type="float">
            <text:p>1.04720</text:p>
          </table:table-cell>
          <table:table-cell table:style-name="ce45" table:formula="of:=[.J42]+PI()/2" office:value-type="float" office:value="2.61799387799149" calcext:value-type="float">
            <text:p>2.61799</text:p>
          </table:table-cell>
          <table:table-cell table:style-name="ce54" table:formula="of:=COS([.J42])" office:value-type="float" office:value="0.500000000000001" calcext:value-type="float">
            <text:p>0.50000000</text:p>
          </table:table-cell>
          <table:table-cell table:style-name="ce54" table:formula="of:=SIN([.J42])" office:value-type="float" office:value="0.866025403784438" calcext:value-type="float">
            <text:p>0.86602540</text:p>
          </table:table-cell>
          <table:table-cell table:style-name="ce54" table:formula="of:=COS([.K42])" office:value-type="float" office:value="-0.866025403784438" calcext:value-type="float">
            <text:p>-0.86602540</text:p>
          </table:table-cell>
          <table:table-cell table:style-name="ce54" table:formula="of:=SIN([.K42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42]+[.P42]*[.L42]+[.Q42]*[.N42]" office:value-type="float" office:value="40.4391666666666" calcext:value-type="float">
            <text:p>40.4392</text:p>
          </table:table-cell>
          <table:table-cell table:style-name="ce63" table:formula="of:=[.H42]+[.P42]*[.M42]+[.Q42]*[.O42]" office:value-type="float" office:value="9.04328040878242" calcext:value-type="float">
            <text:p>9.0433</text:p>
          </table:table-cell>
          <table:table-cell table:style-name="ce63" table:formula="of:=[.J42]*180/PI()" office:value-type="float" office:value="59.9999999999999" calcext:value-type="float">
            <text:p>6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3]/12" office:value-type="float" office:value="41.4808333333333" calcext:value-type="float">
            <text:p>41.48083</text:p>
          </table:table-cell>
          <table:table-cell table:style-name="ce45" table:formula="of:=[.E43]/12" office:value-type="float" office:value="10.8475" calcext:value-type="float">
            <text:p>10.84750</text:p>
          </table:table-cell>
          <table:table-cell table:style-name="ce45" table:formula="of:=[.F43]/360*PI()*2" office:value-type="float" office:value="4.18879020478639" calcext:value-type="float">
            <text:p>4.18879</text:p>
          </table:table-cell>
          <table:table-cell table:style-name="ce45" table:formula="of:=IF([.I43]&lt;PI()/2;[.I43]+PI();[.I43]-PI())" office:value-type="float" office:value="1.0471975511966" calcext:value-type="float">
            <text:p>1.04720</text:p>
          </table:table-cell>
          <table:table-cell table:style-name="ce45" table:formula="of:=[.J43]+PI()/2" office:value-type="float" office:value="2.61799387799149" calcext:value-type="float">
            <text:p>2.61799</text:p>
          </table:table-cell>
          <table:table-cell table:style-name="ce54" table:formula="of:=COS([.J43])" office:value-type="float" office:value="0.500000000000001" calcext:value-type="float">
            <text:p>0.50000000</text:p>
          </table:table-cell>
          <table:table-cell table:style-name="ce54" table:formula="of:=SIN([.J43])" office:value-type="float" office:value="0.866025403784438" calcext:value-type="float">
            <text:p>0.86602540</text:p>
          </table:table-cell>
          <table:table-cell table:style-name="ce54" table:formula="of:=COS([.K43])" office:value-type="float" office:value="-0.866025403784438" calcext:value-type="float">
            <text:p>-0.86602540</text:p>
          </table:table-cell>
          <table:table-cell table:style-name="ce54" table:formula="of:=SIN([.K43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3]+[.P43]*[.L43]+[.Q43]*[.N43]" office:value-type="float" office:value="39.9722346364595" calcext:value-type="float">
            <text:p>39.9722</text:p>
          </table:table-cell>
          <table:table-cell table:style-name="ce63" table:formula="of:=[.H43]+[.P43]*[.M43]+[.Q43]*[.O43]" office:value-type="float" office:value="9.31286374211575" calcext:value-type="float">
            <text:p>9.3129</text:p>
          </table:table-cell>
          <table:table-cell table:style-name="ce63" table:formula="of:=[.J43]*180/PI()" office:value-type="float" office:value="59.9999999999999" calcext:value-type="float">
            <text:p>60.0000</text:p>
          </table:table-cell>
          <table:table-cell table:style-name="ce63" table:formula="of:=[.R43]*12" office:value-type="float" office:value="479.666815637514" calcext:value-type="float">
            <text:p>479.6668</text:p>
          </table:table-cell>
          <table:table-cell table:style-name="ce63" table:formula="of:=[.S43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4]/12" office:value-type="float" office:value="41.4808333333333" calcext:value-type="float">
            <text:p>41.48083</text:p>
          </table:table-cell>
          <table:table-cell table:style-name="ce45" table:formula="of:=[.E44]/12" office:value-type="float" office:value="10.8475" calcext:value-type="float">
            <text:p>10.84750</text:p>
          </table:table-cell>
          <table:table-cell table:style-name="ce45" table:formula="of:=[.F44]/360*PI()*2" office:value-type="float" office:value="4.18879020478639" calcext:value-type="float">
            <text:p>4.18879</text:p>
          </table:table-cell>
          <table:table-cell table:style-name="ce45" table:formula="of:=IF([.I44]&lt;PI()/2;[.I44]+PI();[.I44]-PI())" office:value-type="float" office:value="1.0471975511966" calcext:value-type="float">
            <text:p>1.04720</text:p>
          </table:table-cell>
          <table:table-cell table:style-name="ce45" table:formula="of:=[.J44]+PI()/2" office:value-type="float" office:value="2.61799387799149" calcext:value-type="float">
            <text:p>2.61799</text:p>
          </table:table-cell>
          <table:table-cell table:style-name="ce54" table:formula="of:=COS([.J44])" office:value-type="float" office:value="0.500000000000001" calcext:value-type="float">
            <text:p>0.50000000</text:p>
          </table:table-cell>
          <table:table-cell table:style-name="ce54" table:formula="of:=SIN([.J44])" office:value-type="float" office:value="0.866025403784438" calcext:value-type="float">
            <text:p>0.86602540</text:p>
          </table:table-cell>
          <table:table-cell table:style-name="ce54" table:formula="of:=COS([.K44])" office:value-type="float" office:value="-0.866025403784438" calcext:value-type="float">
            <text:p>-0.86602540</text:p>
          </table:table-cell>
          <table:table-cell table:style-name="ce54" table:formula="of:=SIN([.K44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4]+[.P44]*[.L44]+[.Q44]*[.N44]" office:value-type="float" office:value="40.9060986968737" calcext:value-type="float">
            <text:p>40.9061</text:p>
          </table:table-cell>
          <table:table-cell table:style-name="ce63" table:formula="of:=[.H44]+[.P44]*[.M44]+[.Q44]*[.O44]" office:value-type="float" office:value="8.77369707544909" calcext:value-type="float">
            <text:p>8.7737</text:p>
          </table:table-cell>
          <table:table-cell table:style-name="ce63" table:formula="of:=[.J44]*180/PI()" office:value-type="float" office:value="59.9999999999999" calcext:value-type="float">
            <text:p>60.0000</text:p>
          </table:table-cell>
          <table:table-cell table:style-name="ce63" table:formula="of:=[.R44]*12" office:value-type="float" office:value="490.873184362484" calcext:value-type="float">
            <text:p>490.8732</text:p>
          </table:table-cell>
          <table:table-cell table:style-name="ce63" table:formula="of:=[.S44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5]/12" office:value-type="float" office:value="40.1158333333333" calcext:value-type="float">
            <text:p>40.11583</text:p>
          </table:table-cell>
          <table:table-cell table:style-name="ce45" table:formula="of:=[.E45]/12" office:value-type="float" office:value="13.2083333333333" calcext:value-type="float">
            <text:p>13.20833</text:p>
          </table:table-cell>
          <table:table-cell table:style-name="ce45" table:formula="of:=[.F45]/360*PI()*2" office:value-type="float" office:value="3.14159265358979" calcext:value-type="float">
            <text:p>3.14159</text:p>
          </table:table-cell>
          <table:table-cell table:style-name="ce45" table:formula="of:=IF([.I45]&lt;PI()/2;[.I45]+PI();[.I45]-PI())" office:value-type="float" office:value="0" calcext:value-type="float">
            <text:p>0.00000</text:p>
          </table:table-cell>
          <table:table-cell table:style-name="ce45" table:formula="of:=[.J45]+PI()/2" office:value-type="float" office:value="1.5707963267949" calcext:value-type="float">
            <text:p>1.57080</text:p>
          </table:table-cell>
          <table:table-cell table:style-name="ce54" table:formula="of:=COS([.J45])" office:value-type="float" office:value="1" calcext:value-type="float">
            <text:p>1.00000000</text:p>
          </table:table-cell>
          <table:table-cell table:style-name="ce54" table:formula="of:=SIN([.J45])" office:value-type="float" office:value="0" calcext:value-type="float">
            <text:p>0.00000000</text:p>
          </table:table-cell>
          <table:table-cell table:style-name="ce54" table:formula="of:=COS([.K45])" office:value-type="float" office:value="6.12323399573677E-017" calcext:value-type="float">
            <text:p>0.00000000</text:p>
          </table:table-cell>
          <table:table-cell table:style-name="ce54" table:formula="of:=SIN([.K45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45]+[.P45]*[.L45]+[.Q45]*[.N45]" office:value-type="float" office:value="38.0325" calcext:value-type="float">
            <text:p>38.0325</text:p>
          </table:table-cell>
          <table:table-cell table:style-name="ce63" table:formula="of:=[.H45]+[.P45]*[.M45]+[.Q45]*[.O45]" office:value-type="float" office:value="13.2083333333333" calcext:value-type="float">
            <text:p>13.2083</text:p>
          </table:table-cell>
          <table:table-cell table:style-name="ce63" table:formula="of:=[.J45]*180/PI()" office:value-type="float" office:value="0" calcext:value-type="float">
            <text:p>0.0000</text:p>
          </table:table-cell>
          <table:table-cell table:style-name="ce63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6]/12" office:value-type="float" office:value="40.1158333333333" calcext:value-type="float">
            <text:p>40.11583</text:p>
          </table:table-cell>
          <table:table-cell table:style-name="ce45" table:formula="of:=[.E46]/12" office:value-type="float" office:value="13.2083333333333" calcext:value-type="float">
            <text:p>13.20833</text:p>
          </table:table-cell>
          <table:table-cell table:style-name="ce45" table:formula="of:=[.F46]/360*PI()*2" office:value-type="float" office:value="3.14159265358979" calcext:value-type="float">
            <text:p>3.14159</text:p>
          </table:table-cell>
          <table:table-cell table:style-name="ce45" table:formula="of:=IF([.I46]&lt;PI()/2;[.I46]+PI();[.I46]-PI())" office:value-type="float" office:value="0" calcext:value-type="float">
            <text:p>0.00000</text:p>
          </table:table-cell>
          <table:table-cell table:style-name="ce45" table:formula="of:=[.J46]+PI()/2" office:value-type="float" office:value="1.5707963267949" calcext:value-type="float">
            <text:p>1.57080</text:p>
          </table:table-cell>
          <table:table-cell table:style-name="ce54" table:formula="of:=COS([.J46])" office:value-type="float" office:value="1" calcext:value-type="float">
            <text:p>1.00000000</text:p>
          </table:table-cell>
          <table:table-cell table:style-name="ce54" table:formula="of:=SIN([.J46])" office:value-type="float" office:value="0" calcext:value-type="float">
            <text:p>0.00000000</text:p>
          </table:table-cell>
          <table:table-cell table:style-name="ce54" table:formula="of:=COS([.K46])" office:value-type="float" office:value="6.12323399573677E-017" calcext:value-type="float">
            <text:p>0.00000000</text:p>
          </table:table-cell>
          <table:table-cell table:style-name="ce54" table:formula="of:=SIN([.K46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6]+[.P46]*[.L46]+[.Q46]*[.N46]" office:value-type="float" office:value="38.0325" calcext:value-type="float">
            <text:p>38.0325</text:p>
          </table:table-cell>
          <table:table-cell table:style-name="ce63" table:formula="of:=[.H46]+[.P46]*[.M46]+[.Q46]*[.O46]" office:value-type="float" office:value="13.7475" calcext:value-type="float">
            <text:p>13.7475</text:p>
          </table:table-cell>
          <table:table-cell table:style-name="ce63" table:formula="of:=[.J46]*180/PI()" office:value-type="float" office:value="0" calcext:value-type="float">
            <text:p>0.0000</text:p>
          </table:table-cell>
          <table:table-cell table:style-name="ce63" table:formula="of:=[.R46]*12" office:value-type="float" office:value="456.39" calcext:value-type="float">
            <text:p>456.3900</text:p>
          </table:table-cell>
          <table:table-cell table:style-name="ce63" table:formula="of:=[.S46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7]/12" office:value-type="float" office:value="40.1158333333333" calcext:value-type="float">
            <text:p>40.11583</text:p>
          </table:table-cell>
          <table:table-cell table:style-name="ce45" table:formula="of:=[.E47]/12" office:value-type="float" office:value="13.2083333333333" calcext:value-type="float">
            <text:p>13.20833</text:p>
          </table:table-cell>
          <table:table-cell table:style-name="ce45" table:formula="of:=[.F47]/360*PI()*2" office:value-type="float" office:value="3.14159265358979" calcext:value-type="float">
            <text:p>3.14159</text:p>
          </table:table-cell>
          <table:table-cell table:style-name="ce45" table:formula="of:=IF([.I47]&lt;PI()/2;[.I47]+PI();[.I47]-PI())" office:value-type="float" office:value="0" calcext:value-type="float">
            <text:p>0.00000</text:p>
          </table:table-cell>
          <table:table-cell table:style-name="ce45" table:formula="of:=[.J47]+PI()/2" office:value-type="float" office:value="1.5707963267949" calcext:value-type="float">
            <text:p>1.57080</text:p>
          </table:table-cell>
          <table:table-cell table:style-name="ce54" table:formula="of:=COS([.J47])" office:value-type="float" office:value="1" calcext:value-type="float">
            <text:p>1.00000000</text:p>
          </table:table-cell>
          <table:table-cell table:style-name="ce54" table:formula="of:=SIN([.J47])" office:value-type="float" office:value="0" calcext:value-type="float">
            <text:p>0.00000000</text:p>
          </table:table-cell>
          <table:table-cell table:style-name="ce54" table:formula="of:=COS([.K47])" office:value-type="float" office:value="6.12323399573677E-017" calcext:value-type="float">
            <text:p>0.00000000</text:p>
          </table:table-cell>
          <table:table-cell table:style-name="ce54" table:formula="of:=SIN([.K47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7]+[.P47]*[.L47]+[.Q47]*[.N47]" office:value-type="float" office:value="38.0325" calcext:value-type="float">
            <text:p>38.0325</text:p>
          </table:table-cell>
          <table:table-cell table:style-name="ce63" table:formula="of:=[.H47]+[.P47]*[.M47]+[.Q47]*[.O47]" office:value-type="float" office:value="12.6691666666666" calcext:value-type="float">
            <text:p>12.6692</text:p>
          </table:table-cell>
          <table:table-cell table:style-name="ce63" table:formula="of:=[.J47]*180/PI()" office:value-type="float" office:value="0" calcext:value-type="float">
            <text:p>0.0000</text:p>
          </table:table-cell>
          <table:table-cell table:style-name="ce63" table:formula="of:=[.R47]*12" office:value-type="float" office:value="456.39" calcext:value-type="float">
            <text:p>456.3900</text:p>
          </table:table-cell>
          <table:table-cell table:style-name="ce63" table:formula="of:=[.S47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D48]/12" office:value-type="float" office:value="54.7808333333333" calcext:value-type="float">
            <text:p>54.78083</text:p>
          </table:table-cell>
          <table:table-cell table:style-name="ce55" table:formula="of:=[.E48]/12" office:value-type="float" office:value="2.15" calcext:value-type="float">
            <text:p>2.15000</text:p>
          </table:table-cell>
          <table:table-cell table:style-name="ce55" table:formula="of:=[.F48]/360*PI()*2" office:value-type="float" office:value="2.19911485751286" calcext:value-type="float">
            <text:p>2.19911</text:p>
          </table:table-cell>
          <table:table-cell table:style-name="ce55" table:formula="of:=IF([.I48]&lt;PI()/2;[.I48]+PI();[.I48]-PI())" office:value-type="float" office:value="-0.942477796076933" calcext:value-type="float">
            <text:p>-0.94248</text:p>
          </table:table-cell>
          <table:table-cell table:style-name="ce55" table:formula="of:=[.J48]+PI()/2" office:value-type="float" office:value="0.628318530717964" calcext:value-type="float">
            <text:p>0.62832</text:p>
          </table:table-cell>
          <table:table-cell table:style-name="ce62" table:formula="of:=COS([.J48])" office:value-type="float" office:value="0.587785252292477" calcext:value-type="float">
            <text:p>0.58778525</text:p>
          </table:table-cell>
          <table:table-cell table:style-name="ce62" table:formula="of:=SIN([.J48])" office:value-type="float" office:value="-0.809016994374945" calcext:value-type="float">
            <text:p>-0.80901699</text:p>
          </table:table-cell>
          <table:table-cell table:style-name="ce62" table:formula="of:=COS([.K48])" office:value-type="float" office:value="0.809016994374945" calcext:value-type="float">
            <text:p>0.80901699</text:p>
          </table:table-cell>
          <table:table-cell table:style-name="ce62" table:formula="of:=SIN([.K48])" office:value-type="float" office:value="0.587785252292477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48]+[.P48]*[.L48]+[.Q48]*[.N48]" office:value-type="float" office:value="53.0174775764559" calcext:value-type="float">
            <text:p>53.0175</text:p>
          </table:table-cell>
          <table:table-cell table:style-name="ce72" table:formula="of:=[.H48]+[.P48]*[.M48]+[.Q48]*[.O48]" office:value-type="float" office:value="4.57705098312484" calcext:value-type="float">
            <text:p>4.5771</text:p>
          </table:table-cell>
          <table:table-cell table:style-name="ce72" table:formula="of:=[.J48]*180/PI()" office:value-type="float" office:value="-53.9999999999997" calcext:value-type="float">
            <text:p>-54.0000</text:p>
          </table:table-cell>
          <table:table-cell table:style-name="ce72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D49]/12" office:value-type="float" office:value="54.7808333333333" calcext:value-type="float">
            <text:p>54.78083</text:p>
          </table:table-cell>
          <table:table-cell table:style-name="ce55" table:formula="of:=[.E49]/12" office:value-type="float" office:value="2.15" calcext:value-type="float">
            <text:p>2.15000</text:p>
          </table:table-cell>
          <table:table-cell table:style-name="ce55" table:formula="of:=[.F49]/360*PI()*2" office:value-type="float" office:value="2.19911485751286" calcext:value-type="float">
            <text:p>2.19911</text:p>
          </table:table-cell>
          <table:table-cell table:style-name="ce55" table:formula="of:=IF([.I49]&lt;PI()/2;[.I49]+PI();[.I49]-PI())" office:value-type="float" office:value="-0.942477796076933" calcext:value-type="float">
            <text:p>-0.94248</text:p>
          </table:table-cell>
          <table:table-cell table:style-name="ce55" table:formula="of:=[.J49]+PI()/2" office:value-type="float" office:value="0.628318530717964" calcext:value-type="float">
            <text:p>0.62832</text:p>
          </table:table-cell>
          <table:table-cell table:style-name="ce62" table:formula="of:=COS([.J49])" office:value-type="float" office:value="0.587785252292477" calcext:value-type="float">
            <text:p>0.58778525</text:p>
          </table:table-cell>
          <table:table-cell table:style-name="ce62" table:formula="of:=SIN([.J49])" office:value-type="float" office:value="-0.809016994374945" calcext:value-type="float">
            <text:p>-0.80901699</text:p>
          </table:table-cell>
          <table:table-cell table:style-name="ce62" table:formula="of:=COS([.K49])" office:value-type="float" office:value="0.809016994374945" calcext:value-type="float">
            <text:p>0.80901699</text:p>
          </table:table-cell>
          <table:table-cell table:style-name="ce62" table:formula="of:=SIN([.K49])" office:value-type="float" office:value="0.587785252292477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49]+[.P49]*[.L49]+[.Q49]*[.N49]" office:value-type="float" office:value="53.4536725725897" calcext:value-type="float">
            <text:p>53.4537</text:p>
          </table:table-cell>
          <table:table-cell table:style-name="ce72" table:formula="of:=[.H49]+[.P49]*[.M49]+[.Q49]*[.O49]" office:value-type="float" office:value="4.8939651983192" calcext:value-type="float">
            <text:p>4.8940</text:p>
          </table:table-cell>
          <table:table-cell table:style-name="ce72" table:formula="of:=[.J49]*180/PI()" office:value-type="float" office:value="-53.9999999999997" calcext:value-type="float">
            <text:p>-54.0000</text:p>
          </table:table-cell>
          <table:table-cell table:style-name="ce72" table:number-columns-repeated="2"/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D50]/12" office:value-type="float" office:value="54.7808333333333" calcext:value-type="float">
            <text:p>54.78083</text:p>
          </table:table-cell>
          <table:table-cell table:style-name="ce55" table:formula="of:=[.E50]/12" office:value-type="float" office:value="2.15" calcext:value-type="float">
            <text:p>2.15000</text:p>
          </table:table-cell>
          <table:table-cell table:style-name="ce55" table:formula="of:=[.F50]/360*PI()*2" office:value-type="float" office:value="2.19911485751286" calcext:value-type="float">
            <text:p>2.19911</text:p>
          </table:table-cell>
          <table:table-cell table:style-name="ce55" table:formula="of:=IF([.I50]&lt;PI()/2;[.I50]+PI();[.I50]-PI())" office:value-type="float" office:value="-0.942477796076933" calcext:value-type="float">
            <text:p>-0.94248</text:p>
          </table:table-cell>
          <table:table-cell table:style-name="ce55" table:formula="of:=[.J50]+PI()/2" office:value-type="float" office:value="0.628318530717964" calcext:value-type="float">
            <text:p>0.62832</text:p>
          </table:table-cell>
          <table:table-cell table:style-name="ce62" table:formula="of:=COS([.J50])" office:value-type="float" office:value="0.587785252292477" calcext:value-type="float">
            <text:p>0.58778525</text:p>
          </table:table-cell>
          <table:table-cell table:style-name="ce62" table:formula="of:=SIN([.J50])" office:value-type="float" office:value="-0.809016994374945" calcext:value-type="float">
            <text:p>-0.80901699</text:p>
          </table:table-cell>
          <table:table-cell table:style-name="ce62" table:formula="of:=COS([.K50])" office:value-type="float" office:value="0.809016994374945" calcext:value-type="float">
            <text:p>0.80901699</text:p>
          </table:table-cell>
          <table:table-cell table:style-name="ce62" table:formula="of:=SIN([.K50])" office:value-type="float" office:value="0.587785252292477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50]+[.P50]*[.L50]+[.Q50]*[.N50]" office:value-type="float" office:value="52.581282580322" calcext:value-type="float">
            <text:p>52.5813</text:p>
          </table:table-cell>
          <table:table-cell table:style-name="ce72" table:formula="of:=[.H50]+[.P50]*[.M50]+[.Q50]*[.O50]" office:value-type="float" office:value="4.26013676793047" calcext:value-type="float">
            <text:p>4.2601</text:p>
          </table:table-cell>
          <table:table-cell table:style-name="ce72" table:formula="of:=[.J50]*180/PI()" office:value-type="float" office:value="-53.9999999999997" calcext:value-type="float">
            <text:p>-54.0000</text:p>
          </table:table-cell>
          <table:table-cell table:style-name="ce72" table:number-columns-repeated="2"/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D51]/12" office:value-type="float" office:value="54.7808333333333" calcext:value-type="float">
            <text:p>54.78083</text:p>
          </table:table-cell>
          <table:table-cell table:style-name="ce55" table:formula="of:=[.E51]/12" office:value-type="float" office:value="24.2666666666667" calcext:value-type="float">
            <text:p>24.26667</text:p>
          </table:table-cell>
          <table:table-cell table:style-name="ce55" table:formula="of:=[.F51]/360*PI()*2" office:value-type="float" office:value="4.08407044966673" calcext:value-type="float">
            <text:p>4.08407</text:p>
          </table:table-cell>
          <table:table-cell table:style-name="ce55" table:formula="of:=IF([.I51]&lt;PI()/2;[.I51]+PI();[.I51]-PI())" office:value-type="float" office:value="0.942477796076937" calcext:value-type="float">
            <text:p>0.94248</text:p>
          </table:table-cell>
          <table:table-cell table:style-name="ce55" table:formula="of:=[.J51]+PI()/2" office:value-type="float" office:value="2.51327412287183" calcext:value-type="float">
            <text:p>2.51327</text:p>
          </table:table-cell>
          <table:table-cell table:style-name="ce62" table:formula="of:=COS([.J51])" office:value-type="float" office:value="0.587785252292474" calcext:value-type="float">
            <text:p>0.58778525</text:p>
          </table:table-cell>
          <table:table-cell table:style-name="ce62" table:formula="of:=SIN([.J51])" office:value-type="float" office:value="0.809016994374947" calcext:value-type="float">
            <text:p>0.80901699</text:p>
          </table:table-cell>
          <table:table-cell table:style-name="ce62" table:formula="of:=COS([.K51])" office:value-type="float" office:value="-0.809016994374947" calcext:value-type="float">
            <text:p>-0.80901699</text:p>
          </table:table-cell>
          <table:table-cell table:style-name="ce62" table:formula="of:=SIN([.K51])" office:value-type="float" office:value="0.587785252292474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51]+[.P51]*[.L51]+[.Q51]*[.N51]" office:value-type="float" office:value="53.0174775764559" calcext:value-type="float">
            <text:p>53.0175</text:p>
          </table:table-cell>
          <table:table-cell table:style-name="ce72" table:formula="of:=[.H51]+[.P51]*[.M51]+[.Q51]*[.O51]" office:value-type="float" office:value="21.8396156835419" calcext:value-type="float">
            <text:p>21.8396</text:p>
          </table:table-cell>
          <table:table-cell table:style-name="ce72" table:formula="of:=[.J51]*180/PI()" office:value-type="float" office:value="54" calcext:value-type="float">
            <text:p>54.0000</text:p>
          </table:table-cell>
          <table:table-cell table:style-name="ce72" table:number-columns-repeated="2"/>
          <table:table-cell table:style-name="ce13" table:number-columns-repeated="2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D52]/12" office:value-type="float" office:value="54.7808333333333" calcext:value-type="float">
            <text:p>54.78083</text:p>
          </table:table-cell>
          <table:table-cell table:style-name="ce55" table:formula="of:=[.E52]/12" office:value-type="float" office:value="24.2666666666667" calcext:value-type="float">
            <text:p>24.26667</text:p>
          </table:table-cell>
          <table:table-cell table:style-name="ce55" table:formula="of:=[.F52]/360*PI()*2" office:value-type="float" office:value="4.08407044966673" calcext:value-type="float">
            <text:p>4.08407</text:p>
          </table:table-cell>
          <table:table-cell table:style-name="ce55" table:formula="of:=IF([.I52]&lt;PI()/2;[.I52]+PI();[.I52]-PI())" office:value-type="float" office:value="0.942477796076937" calcext:value-type="float">
            <text:p>0.94248</text:p>
          </table:table-cell>
          <table:table-cell table:style-name="ce55" table:formula="of:=[.J52]+PI()/2" office:value-type="float" office:value="2.51327412287183" calcext:value-type="float">
            <text:p>2.51327</text:p>
          </table:table-cell>
          <table:table-cell table:style-name="ce62" table:formula="of:=COS([.J52])" office:value-type="float" office:value="0.587785252292474" calcext:value-type="float">
            <text:p>0.58778525</text:p>
          </table:table-cell>
          <table:table-cell table:style-name="ce62" table:formula="of:=SIN([.J52])" office:value-type="float" office:value="0.809016994374947" calcext:value-type="float">
            <text:p>0.80901699</text:p>
          </table:table-cell>
          <table:table-cell table:style-name="ce62" table:formula="of:=COS([.K52])" office:value-type="float" office:value="-0.809016994374947" calcext:value-type="float">
            <text:p>-0.80901699</text:p>
          </table:table-cell>
          <table:table-cell table:style-name="ce62" table:formula="of:=SIN([.K52])" office:value-type="float" office:value="0.587785252292474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52]+[.P52]*[.L52]+[.Q52]*[.N52]" office:value-type="float" office:value="52.581282580322" calcext:value-type="float">
            <text:p>52.5813</text:p>
          </table:table-cell>
          <table:table-cell table:style-name="ce72" table:formula="of:=[.H52]+[.P52]*[.M52]+[.Q52]*[.O52]" office:value-type="float" office:value="22.1565298987362" calcext:value-type="float">
            <text:p>22.1565</text:p>
          </table:table-cell>
          <table:table-cell table:style-name="ce72" table:formula="of:=[.J52]*180/PI()" office:value-type="float" office:value="54" calcext:value-type="float">
            <text:p>54.0000</text:p>
          </table:table-cell>
          <table:table-cell table:style-name="ce72" table:number-columns-repeated="2"/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60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D53]/12" office:value-type="float" office:value="54.7808333333333" calcext:value-type="float">
            <text:p>54.78083</text:p>
          </table:table-cell>
          <table:table-cell table:style-name="ce55" table:formula="of:=[.E53]/12" office:value-type="float" office:value="24.2666666666667" calcext:value-type="float">
            <text:p>24.26667</text:p>
          </table:table-cell>
          <table:table-cell table:style-name="ce55" table:formula="of:=[.F53]/360*PI()*2" office:value-type="float" office:value="4.08407044966673" calcext:value-type="float">
            <text:p>4.08407</text:p>
          </table:table-cell>
          <table:table-cell table:style-name="ce55" table:formula="of:=IF([.I53]&lt;PI()/2;[.I53]+PI();[.I53]-PI())" office:value-type="float" office:value="0.942477796076937" calcext:value-type="float">
            <text:p>0.94248</text:p>
          </table:table-cell>
          <table:table-cell table:style-name="ce55" table:formula="of:=[.J53]+PI()/2" office:value-type="float" office:value="2.51327412287183" calcext:value-type="float">
            <text:p>2.51327</text:p>
          </table:table-cell>
          <table:table-cell table:style-name="ce62" table:formula="of:=COS([.J53])" office:value-type="float" office:value="0.587785252292474" calcext:value-type="float">
            <text:p>0.58778525</text:p>
          </table:table-cell>
          <table:table-cell table:style-name="ce62" table:formula="of:=SIN([.J53])" office:value-type="float" office:value="0.809016994374947" calcext:value-type="float">
            <text:p>0.80901699</text:p>
          </table:table-cell>
          <table:table-cell table:style-name="ce62" table:formula="of:=COS([.K53])" office:value-type="float" office:value="-0.809016994374947" calcext:value-type="float">
            <text:p>-0.80901699</text:p>
          </table:table-cell>
          <table:table-cell table:style-name="ce62" table:formula="of:=SIN([.K53])" office:value-type="float" office:value="0.587785252292474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53]+[.P53]*[.L53]+[.Q53]*[.N53]" office:value-type="float" office:value="53.4536725725897" calcext:value-type="float">
            <text:p>53.4537</text:p>
          </table:table-cell>
          <table:table-cell table:style-name="ce72" table:formula="of:=[.H53]+[.P53]*[.M53]+[.Q53]*[.O53]" office:value-type="float" office:value="21.5227014683475" calcext:value-type="float">
            <text:p>21.5227</text:p>
          </table:table-cell>
          <table:table-cell table:style-name="ce72" table:formula="of:=[.J53]*180/PI()" office:value-type="float" office:value="54" calcext:value-type="float">
            <text:p>54.0000</text:p>
          </table:table-cell>
          <table:table-cell table:style-name="ce72" table:number-columns-repeated="2"/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60"/>
        </table:table-row>
        <table:table-row table:style-name="ro1" table:number-rows-repeated="288">
          <table:table-cell table:number-columns-repeated="3"/>
          <table:table-cell table:style-name="ce4" table:number-columns-repeated="16381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G5]" office:value-type="float" office:value="13.3658333333333" calcext:value-type="float">
            <text:p>13.36583</text:p>
          </table:table-cell>
          <table:table-cell table:formula="of:=[$PositionData.H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6]" office:value-type="float" office:value="13.3658333333333" calcext:value-type="float">
            <text:p>13.36583</text:p>
          </table:table-cell>
          <table:table-cell table:formula="of:=[$PositionData.H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7]" office:value-type="float" office:value="13.3658333333333" calcext:value-type="float">
            <text:p>13.36583</text:p>
          </table:table-cell>
          <table:table-cell table:formula="of:=[$PositionData.H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8]" office:value-type="float" office:value="16.0916666666667" calcext:value-type="float">
            <text:p>16.09167</text:p>
          </table:table-cell>
          <table:table-cell table:formula="of:=[$PositionData.H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9]" office:value-type="float" office:value="16.0916666666667" calcext:value-type="float">
            <text:p>16.09167</text:p>
          </table:table-cell>
          <table:table-cell table:formula="of:=[$PositionData.H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0]" office:value-type="float" office:value="16.0916666666667" calcext:value-type="float">
            <text:p>16.09167</text:p>
          </table:table-cell>
          <table:table-cell table:formula="of:=[$PositionData.H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1]" office:value-type="float" office:value="17.4575" calcext:value-type="float">
            <text:p>17.45750</text:p>
          </table:table-cell>
          <table:table-cell table:formula="of:=[$PositionData.H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2]" office:value-type="float" office:value="17.4575" calcext:value-type="float">
            <text:p>17.45750</text:p>
          </table:table-cell>
          <table:table-cell table:formula="of:=[$PositionData.H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3]" office:value-type="float" office:value="17.4575" calcext:value-type="float">
            <text:p>17.45750</text:p>
          </table:table-cell>
          <table:table-cell table:formula="of:=[$PositionData.H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4]" office:value-type="float" office:value="16.0916666666667" calcext:value-type="float">
            <text:p>16.09167</text:p>
          </table:table-cell>
          <table:table-cell table:formula="of:=[$PositionData.H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5]" office:value-type="float" office:value="16.0916666666667" calcext:value-type="float">
            <text:p>16.09167</text:p>
          </table:table-cell>
          <table:table-cell table:formula="of:=[$PositionData.H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6]" office:value-type="float" office:value="16.0916666666667" calcext:value-type="float">
            <text:p>16.09167</text:p>
          </table:table-cell>
          <table:table-cell table:formula="of:=[$PositionData.H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7]" office:value-type="float" office:value="13.3658333333333" calcext:value-type="float">
            <text:p>13.36583</text:p>
          </table:table-cell>
          <table:table-cell table:formula="of:=[$PositionData.H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8]" office:value-type="float" office:value="13.3658333333333" calcext:value-type="float">
            <text:p>13.36583</text:p>
          </table:table-cell>
          <table:table-cell table:formula="of:=[$PositionData.H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9]" office:value-type="float" office:value="13.3658333333333" calcext:value-type="float">
            <text:p>13.36583</text:p>
          </table:table-cell>
          <table:table-cell table:formula="of:=[$PositionData.H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20]" office:value-type="float" office:value="12" calcext:value-type="float">
            <text:p>12.00000</text:p>
          </table:table-cell>
          <table:table-cell table:formula="of:=[$PositionData.H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1]" office:value-type="float" office:value="12" calcext:value-type="float">
            <text:p>12.00000</text:p>
          </table:table-cell>
          <table:table-cell table:formula="of:=[$PositionData.H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2]" office:value-type="float" office:value="12" calcext:value-type="float">
            <text:p>12.00000</text:p>
          </table:table-cell>
          <table:table-cell table:formula="of:=[$PositionData.H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3]" office:value-type="float" office:value="2.7925" calcext:value-type="float">
            <text:p>2.79250</text:p>
          </table:table-cell>
          <table:table-cell table:formula="of:=[$PositionData.H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4]" office:value-type="float" office:value="2.7925" calcext:value-type="float">
            <text:p>2.79250</text:p>
          </table:table-cell>
          <table:table-cell table:formula="of:=[$PositionData.H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5]" office:value-type="float" office:value="2.7925" calcext:value-type="float">
            <text:p>2.79250</text:p>
          </table:table-cell>
          <table:table-cell table:formula="of:=[$PositionData.H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6]" office:value-type="float" office:value="2.7925" calcext:value-type="float">
            <text:p>2.79250</text:p>
          </table:table-cell>
          <table:table-cell table:formula="of:=[$PositionData.H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7]" office:value-type="float" office:value="2.7925" calcext:value-type="float">
            <text:p>2.79250</text:p>
          </table:table-cell>
          <table:table-cell table:formula="of:=[$PositionData.H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8]" office:value-type="float" office:value="2.7925" calcext:value-type="float">
            <text:p>2.79250</text:p>
          </table:table-cell>
          <table:table-cell table:formula="of:=[$PositionData.H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9]" office:value-type="float" office:value="0" calcext:value-type="float">
            <text:p>0.00000</text:p>
          </table:table-cell>
          <table:table-cell table:formula="of:=[$PositionData.H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G30]" office:value-type="float" office:value="41.4808333333333" calcext:value-type="float">
            <text:p>41.48083</text:p>
          </table:table-cell>
          <table:table-cell table:formula="of:=[$PositionData.H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1]" office:value-type="float" office:value="41.4808333333333" calcext:value-type="float">
            <text:p>41.48083</text:p>
          </table:table-cell>
          <table:table-cell table:formula="of:=[$PositionData.H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2]" office:value-type="float" office:value="41.4808333333333" calcext:value-type="float">
            <text:p>41.48083</text:p>
          </table:table-cell>
          <table:table-cell table:formula="of:=[$PositionData.H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3]" office:value-type="float" office:value="44.2075" calcext:value-type="float">
            <text:p>44.20750</text:p>
          </table:table-cell>
          <table:table-cell table:formula="of:=[$PositionData.H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4]" office:value-type="float" office:value="44.2075" calcext:value-type="float">
            <text:p>44.20750</text:p>
          </table:table-cell>
          <table:table-cell table:formula="of:=[$PositionData.H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5]" office:value-type="float" office:value="44.2075" calcext:value-type="float">
            <text:p>44.20750</text:p>
          </table:table-cell>
          <table:table-cell table:formula="of:=[$PositionData.H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6]" office:value-type="float" office:value="45.5725" calcext:value-type="float">
            <text:p>45.57250</text:p>
          </table:table-cell>
          <table:table-cell table:formula="of:=[$PositionData.H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7]" office:value-type="float" office:value="45.5725" calcext:value-type="float">
            <text:p>45.57250</text:p>
          </table:table-cell>
          <table:table-cell table:formula="of:=[$PositionData.H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8]" office:value-type="float" office:value="45.5725" calcext:value-type="float">
            <text:p>45.57250</text:p>
          </table:table-cell>
          <table:table-cell table:formula="of:=[$PositionData.H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9]" office:value-type="float" office:value="44.2075" calcext:value-type="float">
            <text:p>44.20750</text:p>
          </table:table-cell>
          <table:table-cell table:formula="of:=[$PositionData.H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0]" office:value-type="float" office:value="44.2075" calcext:value-type="float">
            <text:p>44.20750</text:p>
          </table:table-cell>
          <table:table-cell table:formula="of:=[$PositionData.H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1]" office:value-type="float" office:value="44.2075" calcext:value-type="float">
            <text:p>44.20750</text:p>
          </table:table-cell>
          <table:table-cell table:formula="of:=[$PositionData.H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2]" office:value-type="float" office:value="41.4808333333333" calcext:value-type="float">
            <text:p>41.48083</text:p>
          </table:table-cell>
          <table:table-cell table:formula="of:=[$PositionData.H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3]" office:value-type="float" office:value="41.4808333333333" calcext:value-type="float">
            <text:p>41.48083</text:p>
          </table:table-cell>
          <table:table-cell table:formula="of:=[$PositionData.H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4]" office:value-type="float" office:value="41.4808333333333" calcext:value-type="float">
            <text:p>41.48083</text:p>
          </table:table-cell>
          <table:table-cell table:formula="of:=[$PositionData.H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5]" office:value-type="float" office:value="40.1158333333333" calcext:value-type="float">
            <text:p>40.11583</text:p>
          </table:table-cell>
          <table:table-cell table:formula="of:=[$PositionData.H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6]" office:value-type="float" office:value="40.1158333333333" calcext:value-type="float">
            <text:p>40.11583</text:p>
          </table:table-cell>
          <table:table-cell table:formula="of:=[$PositionData.H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7]" office:value-type="float" office:value="40.1158333333333" calcext:value-type="float">
            <text:p>40.11583</text:p>
          </table:table-cell>
          <table:table-cell table:formula="of:=[$PositionData.H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8]" office:value-type="float" office:value="54.7808333333333" calcext:value-type="float">
            <text:p>54.78083</text:p>
          </table:table-cell>
          <table:table-cell table:formula="of:=[$PositionData.H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49]" office:value-type="float" office:value="54.7808333333333" calcext:value-type="float">
            <text:p>54.78083</text:p>
          </table:table-cell>
          <table:table-cell table:formula="of:=[$PositionData.H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0]" office:value-type="float" office:value="54.7808333333333" calcext:value-type="float">
            <text:p>54.78083</text:p>
          </table:table-cell>
          <table:table-cell table:formula="of:=[$PositionData.H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1]" office:value-type="float" office:value="54.7808333333333" calcext:value-type="float">
            <text:p>54.78083</text:p>
          </table:table-cell>
          <table:table-cell table:formula="of:=[$PositionData.H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2]" office:value-type="float" office:value="54.7808333333333" calcext:value-type="float">
            <text:p>54.78083</text:p>
          </table:table-cell>
          <table:table-cell table:formula="of:=[$PositionData.H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3]" office:value-type="float" office:value="54.7808333333333" calcext:value-type="float">
            <text:p>54.78083</text:p>
          </table:table-cell>
          <table:table-cell table:formula="of:=[$PositionData.H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R5]" office:value-type="float" office:value="11.8926942058613" calcext:value-type="float">
            <text:p>11.89269</text:p>
          </table:table-cell>
          <table:table-cell table:formula="of:=[$PositionData.S5]" office:value-type="float" office:value="17.0423057941387" calcext:value-type="float">
            <text:p>17.04231</text:p>
          </table:table-cell>
          <table:table-cell/>
        </table:table-row>
        <table:table-row table:style-name="ro1">
          <table:table-cell table:number-columns-repeated="2"/>
          <table:table-cell table:formula="of:=[$PositionData.R6]" office:value-type="float" office:value="12.2739426120511" calcext:value-type="float">
            <text:p>12.27394</text:p>
          </table:table-cell>
          <table:table-cell table:formula="of:=[$PositionData.S6]" office:value-type="float" office:value="17.4235542003284" calcext:value-type="float">
            <text:p>17.42355</text:p>
          </table:table-cell>
          <table:table-cell/>
        </table:table-row>
        <table:table-row table:style-name="ro1">
          <table:table-cell table:number-columns-repeated="2"/>
          <table:table-cell table:formula="of:=[$PositionData.R7]" office:value-type="float" office:value="11.5114457996716" calcext:value-type="float">
            <text:p>11.51145</text:p>
          </table:table-cell>
          <table:table-cell table:formula="of:=[$PositionData.S7]" office:value-type="float" office:value="16.6610573879489" calcext:value-type="float">
            <text:p>16.66106</text:p>
          </table:table-cell>
          <table:table-cell/>
        </table:table-row>
        <table:table-row table:style-name="ro1">
          <table:table-cell table:number-columns-repeated="2"/>
          <table:table-cell table:formula="of:=[$PositionData.R8]" office:value-type="float" office:value="17.1333333333334" calcext:value-type="float">
            <text:p>17.13333</text:p>
          </table:table-cell>
          <table:table-cell table:formula="of:=[$PositionData.S8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9]" office:value-type="float" office:value="17.6002653635405" calcext:value-type="float">
            <text:p>17.60027</text:p>
          </table:table-cell>
          <table:table-cell table:formula="of:=[$PositionData.S9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10]" office:value-type="float" office:value="16.6664013031263" calcext:value-type="float">
            <text:p>16.66640</text:p>
          </table:table-cell>
          <table:table-cell table:formula="of:=[$PositionData.S10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11]" office:value-type="float" office:value="19.5408333333333" calcext:value-type="float">
            <text:p>19.54083</text:p>
          </table:table-cell>
          <table:table-cell table:formula="of:=[$PositionData.S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12]" office:value-type="float" office:value="19.5408333333333" calcext:value-type="float">
            <text:p>19.54083</text:p>
          </table:table-cell>
          <table:table-cell table:formula="of:=[$PositionData.S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13]" office:value-type="float" office:value="19.5408333333333" calcext:value-type="float">
            <text:p>19.54083</text:p>
          </table:table-cell>
          <table:table-cell table:formula="of:=[$PositionData.S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14]" office:value-type="float" office:value="17.1333333333334" calcext:value-type="float">
            <text:p>17.13333</text:p>
          </table:table-cell>
          <table:table-cell table:formula="of:=[$PositionData.S14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15]" office:value-type="float" office:value="16.6664013031263" calcext:value-type="float">
            <text:p>16.66640</text:p>
          </table:table-cell>
          <table:table-cell table:formula="of:=[$PositionData.S15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16]" office:value-type="float" office:value="17.6002653635405" calcext:value-type="float">
            <text:p>17.60027</text:p>
          </table:table-cell>
          <table:table-cell table:formula="of:=[$PositionData.S16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17]" office:value-type="float" office:value="12.3241666666666" calcext:value-type="float">
            <text:p>12.32417</text:p>
          </table:table-cell>
          <table:table-cell table:formula="of:=[$PositionData.S17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18]" office:value-type="float" office:value="11.8572346364595" calcext:value-type="float">
            <text:p>11.85723</text:p>
          </table:table-cell>
          <table:table-cell table:formula="of:=[$PositionData.S18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19]" office:value-type="float" office:value="12.7910986968737" calcext:value-type="float">
            <text:p>12.79110</text:p>
          </table:table-cell>
          <table:table-cell table:formula="of:=[$PositionData.S19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20]" office:value-type="float" office:value="9.91666666666667" calcext:value-type="float">
            <text:p>9.91667</text:p>
          </table:table-cell>
          <table:table-cell table:formula="of:=[$PositionData.S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21]" office:value-type="float" office:value="9.91666666666667" calcext:value-type="float">
            <text:p>9.91667</text:p>
          </table:table-cell>
          <table:table-cell table:formula="of:=[$PositionData.S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22]" office:value-type="float" office:value="9.91666666666667" calcext:value-type="float">
            <text:p>9.91667</text:p>
          </table:table-cell>
          <table:table-cell table:formula="of:=[$PositionData.S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23]" office:value-type="float" office:value="4.55585575687742" calcext:value-type="float">
            <text:p>4.55586</text:p>
          </table:table-cell>
          <table:table-cell table:formula="of:=[$PositionData.S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24]" office:value-type="float" office:value="4.99205075301124" calcext:value-type="float">
            <text:p>4.99205</text:p>
          </table:table-cell>
          <table:table-cell table:formula="of:=[$PositionData.S24]" office:value-type="float" office:value="4.26013676793048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R25]" office:value-type="float" office:value="4.11966076074359" calcext:value-type="float">
            <text:p>4.11966</text:p>
          </table:table-cell>
          <table:table-cell table:formula="of:=[$PositionData.S25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26]" office:value-type="float" office:value="4.55585575687743" calcext:value-type="float">
            <text:p>4.55586</text:p>
          </table:table-cell>
          <table:table-cell table:formula="of:=[$PositionData.S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27]" office:value-type="float" office:value="4.1196607607436" calcext:value-type="float">
            <text:p>4.11966</text:p>
          </table:table-cell>
          <table:table-cell table:formula="of:=[$PositionData.S27]" office:value-type="float" office:value="21.5227014683475" calcext:value-type="float">
            <text:p>21.52270</text:p>
          </table:table-cell>
          <table:table-cell/>
        </table:table-row>
        <table:table-row table:style-name="ro1">
          <table:table-cell table:number-columns-repeated="2"/>
          <table:table-cell table:formula="of:=[$PositionData.R28]" office:value-type="float" office:value="4.99205075301125" calcext:value-type="float">
            <text:p>4.99205</text:p>
          </table:table-cell>
          <table:table-cell table:formula="of:=[$PositionData.S28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29]" office:value-type="float" office:value="0" calcext:value-type="float">
            <text:p>0.00000</text:p>
          </table:table-cell>
          <table:table-cell table:formula="of:=[$PositionData.S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R30]" office:value-type="float" office:value="40.4391666666666" calcext:value-type="float">
            <text:p>40.43917</text:p>
          </table:table-cell>
          <table:table-cell table:formula="of:=[$PositionData.S30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31]" office:value-type="float" office:value="40.9060986968737" calcext:value-type="float">
            <text:p>40.90610</text:p>
          </table:table-cell>
          <table:table-cell table:formula="of:=[$PositionData.S31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32]" office:value-type="float" office:value="39.9722346364595" calcext:value-type="float">
            <text:p>39.97223</text:p>
          </table:table-cell>
          <table:table-cell table:formula="of:=[$PositionData.S32]" office:value-type="float" office:value="17.1038029245509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33]" office:value-type="float" office:value="45.2491666666667" calcext:value-type="float">
            <text:p>45.24917</text:p>
          </table:table-cell>
          <table:table-cell table:formula="of:=[$PositionData.S33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34]" office:value-type="float" office:value="45.7160986968738" calcext:value-type="float">
            <text:p>45.71610</text:p>
          </table:table-cell>
          <table:table-cell table:formula="of:=[$PositionData.S34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35]" office:value-type="float" office:value="44.7822346364596" calcext:value-type="float">
            <text:p>44.78223</text:p>
          </table:table-cell>
          <table:table-cell table:formula="of:=[$PositionData.S35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36]" office:value-type="float" office:value="47.6558333333333" calcext:value-type="float">
            <text:p>47.65583</text:p>
          </table:table-cell>
          <table:table-cell table:formula="of:=[$PositionData.S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37]" office:value-type="float" office:value="47.6558333333333" calcext:value-type="float">
            <text:p>47.65583</text:p>
          </table:table-cell>
          <table:table-cell table:formula="of:=[$PositionData.S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38]" office:value-type="float" office:value="47.6558333333333" calcext:value-type="float">
            <text:p>47.65583</text:p>
          </table:table-cell>
          <table:table-cell table:formula="of:=[$PositionData.S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39]" office:value-type="float" office:value="45.2491666666667" calcext:value-type="float">
            <text:p>45.24917</text:p>
          </table:table-cell>
          <table:table-cell table:formula="of:=[$PositionData.S39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40]" office:value-type="float" office:value="44.7822346364596" calcext:value-type="float">
            <text:p>44.78223</text:p>
          </table:table-cell>
          <table:table-cell table:formula="of:=[$PositionData.S40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41]" office:value-type="float" office:value="45.7160986968738" calcext:value-type="float">
            <text:p>45.71610</text:p>
          </table:table-cell>
          <table:table-cell table:formula="of:=[$PositionData.S41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42]" office:value-type="float" office:value="40.4391666666666" calcext:value-type="float">
            <text:p>40.43917</text:p>
          </table:table-cell>
          <table:table-cell table:formula="of:=[$PositionData.S42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43]" office:value-type="float" office:value="39.9722346364595" calcext:value-type="float">
            <text:p>39.97223</text:p>
          </table:table-cell>
          <table:table-cell table:formula="of:=[$PositionData.S43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44]" office:value-type="float" office:value="40.9060986968737" calcext:value-type="float">
            <text:p>40.90610</text:p>
          </table:table-cell>
          <table:table-cell table:formula="of:=[$PositionData.S44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45]" office:value-type="float" office:value="38.0325" calcext:value-type="float">
            <text:p>38.03250</text:p>
          </table:table-cell>
          <table:table-cell table:formula="of:=[$PositionData.S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46]" office:value-type="float" office:value="38.0325" calcext:value-type="float">
            <text:p>38.03250</text:p>
          </table:table-cell>
          <table:table-cell table:formula="of:=[$PositionData.S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47]" office:value-type="float" office:value="38.0325" calcext:value-type="float">
            <text:p>38.03250</text:p>
          </table:table-cell>
          <table:table-cell table:formula="of:=[$PositionData.S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48]" office:value-type="float" office:value="53.0174775764559" calcext:value-type="float">
            <text:p>53.01748</text:p>
          </table:table-cell>
          <table:table-cell table:formula="of:=[$PositionData.S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49]" office:value-type="float" office:value="53.4536725725897" calcext:value-type="float">
            <text:p>53.45367</text:p>
          </table:table-cell>
          <table:table-cell table:formula="of:=[$PositionData.S49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50]" office:value-type="float" office:value="52.581282580322" calcext:value-type="float">
            <text:p>52.58128</text:p>
          </table:table-cell>
          <table:table-cell table:formula="of:=[$PositionData.S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R51]" office:value-type="float" office:value="53.0174775764559" calcext:value-type="float">
            <text:p>53.01748</text:p>
          </table:table-cell>
          <table:table-cell table:formula="of:=[$PositionData.S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52]" office:value-type="float" office:value="52.581282580322" calcext:value-type="float">
            <text:p>52.58128</text:p>
          </table:table-cell>
          <table:table-cell table:formula="of:=[$PositionData.S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53]" office:value-type="float" office:value="53.4536725725897" calcext:value-type="float">
            <text:p>53.45367</text:p>
          </table:table-cell>
          <table:table-cell table:formula="of:=[$PositionData.S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21:03:19.0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14T21:11:57.758000000</dc:date>
    <meta:editing-duration>PT4H32M12S</meta:editing-duration>
    <meta:editing-cycles>29</meta:editing-cycles>
    <meta:generator>LibreOffice/24.2.5.2$Windows_X86_64 LibreOffice_project/bffef4ea93e59bebbeaf7f431bb02b1a39ee8a59</meta:generator>
    <meta:document-statistic meta:table-count="2" meta:cell-count="120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33cm" svg:y="6.373cm" style:legend-expansion="high" chart:style-name="ch2"/>
        <chart:plot-area chart:style-name="ch3" table:cell-range-address="ForPlotting.C5:ForPlotting.D102" chart:data-source-has-labels="row" svg:x="0.683cm" svg:y="0.266cm" svg:width="30.767cm" svg:height="12.812cm">
          <chart:coordinate-region svg:x="2.363cm" svg:y="0.465cm" svg:width="28.372cm" svg:height="11.9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926942058613">
                <text:p>11.8926942058613</text:p>
              </table:table-cell>
              <table:table-cell office:value-type="float" office:value="17.0423057941387">
                <text:p>17.0423057941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739426120511">
                <text:p>12.2739426120511</text:p>
              </table:table-cell>
              <table:table-cell office:value-type="float" office:value="17.4235542003284">
                <text:p>17.4235542003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5114457996716">
                <text:p>11.5114457996716</text:p>
              </table:table-cell>
              <table:table-cell office:value-type="float" office:value="16.6610573879489">
                <text:p>16.66105738794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3241666666666">
                <text:p>12.324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572346364595">
                <text:p>11.857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910986968737">
                <text:p>12.791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9205075301124">
                <text:p>4.99205075301124</text:p>
              </table:table-cell>
              <table:table-cell office:value-type="float" office:value="4.26013676793048">
                <text:p>4.26013676793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1966076074359">
                <text:p>4.11966076074359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96607607436">
                <text:p>4.1196607607436</text:p>
              </table:table-cell>
              <table:table-cell office:value-type="float" office:value="21.5227014683475">
                <text:p>21.522701468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17.1038029245509">
                <text:p>17.1038029245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0325">
                <text:p>38.03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0325">
                <text:p>38.0325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325">
                <text:p>38.0325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